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margin-top="0.1667in" fo:margin-bottom="0.0833in"/>
      <style:text-properties style:font-name="Times" fo:font-size="24.0pt"/>
    </style:style>
    <style:style style:name="P2" style:family="paragraph" style:parent-style-name="Standard">
      <style:paragraph-properties fo:margin-top="0.1667in" fo:margin-bottom="0.0833in"/>
      <style:text-properties style:font-name="Times" fo:font-size="18.0pt"/>
    </style:style>
    <style:style style:name="P3" style:family="paragraph" style:parent-style-name="Standard">
      <style:text-properties style:font-name="Times"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style:style style:name="TableCell1" style:family="table-cell">
      <style:table-cell-properties fo:padding="0.0382in"/>
    </style:style>
  </office:automatic-styles>
  <office:body>
    <office:text>
      <text:p text:style-name="P1"><text:span text:style-name="T1">Database hastuzeit_old</text:span></text:p>
      <text:p text:style-name="P2"><text:span text:style-name="T1">Table structure for table hsz_artikel</text:span></text:p>
      <table:table table:name="Table1" table:style-name="Table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3">Field</text:p>
          </table:table-cell>
          <table:table-cell table:style-name="TableCell1">
            <text:p text:style-name="P3">Type</text:p>
          </table:table-cell>
          <table:table-cell table:style-name="TableCell1">
            <text:p text:style-name="P3">Null</text:p>
          </table:table-cell>
          <table:table-cell table:style-name="TableCell1">
            <text:p text:style-name="P3">Default</text:p>
          </table:table-cell>
          <table:table-cell table:style-name="TableCell1">
            <text:p text:style-name="P3">Comments</text:p>
          </table:table-cell>
        </table:table-row>
        <table:table-row>
          <table:table-cell table:style-name="TableCell1">
            <text:p text:style-name="P3">id</text:p>
          </table:table-cell>
          <table:table-cell table:style-name="TableCell1">
            <text:p text:style-name="P3">smallint(10)</text:p>
          </table:table-cell>
          <table:table-cell table:style-name="TableCell1">
            <text:p text:style-name="P3">No</text:p>
          </table:table-cell>
          <table:table-cell table:style-name="TableCell1">
            <text:p text:style-name="P3"/>
          </table:table-cell>
          <table:table-cell table:style-name="TableCell1">
            <text:p text:style-name="P3"/>
          </table:table-cell>
        </table:table-row>
        <table:table-row>
          <table:table-cell table:style-name="TableCell1">
            <text:p text:style-name="P3">datum</text:p>
          </table:table-cell>
          <table:table-cell table:style-name="TableCell1">
            <text:p text:style-name="P3">datetime</text:p>
          </table:table-cell>
          <table:table-cell table:style-name="TableCell1">
            <text:p text:style-name="P3">No</text:p>
          </table:table-cell>
          <table:table-cell table:style-name="TableCell1">
            <text:p text:style-name="P3"/>
          </table:table-cell>
          <table:table-cell table:style-name="TableCell1">
            <text:p text:style-name="P3"/>
          </table:table-cell>
        </table:table-row>
        <table:table-row>
          <table:table-cell table:style-name="TableCell1">
            <text:p text:style-name="P3">ressort</text:p>
          </table:table-cell>
          <table:table-cell table:style-name="TableCell1">
            <text:p text:style-name="P3">varchar(255)</text:p>
          </table:table-cell>
          <table:table-cell table:style-name="TableCell1">
            <text:p text:style-name="P3">No</text:p>
          </table:table-cell>
          <table:table-cell table:style-name="TableCell1">
            <text:p text:style-name="P3"/>
          </table:table-cell>
          <table:table-cell table:style-name="TableCell1">
            <text:p text:style-name="P3"/>
          </table:table-cell>
        </table:table-row>
        <table:table-row>
          <table:table-cell table:style-name="TableCell1">
            <text:p text:style-name="P3">schlagzeile</text:p>
          </table:table-cell>
          <table:table-cell table:style-name="TableCell1">
            <text:p text:style-name="P3">varchar(255)</text:p>
          </table:table-cell>
          <table:table-cell table:style-name="TableCell1">
            <text:p text:style-name="P3">No</text:p>
          </table:table-cell>
          <table:table-cell table:style-name="TableCell1">
            <text:p text:style-name="P3"/>
          </table:table-cell>
          <table:table-cell table:style-name="TableCell1">
            <text:p text:style-name="P3"/>
          </table:table-cell>
        </table:table-row>
        <table:table-row>
          <table:table-cell table:style-name="TableCell1">
            <text:p text:style-name="P3">teaser</text:p>
          </table:table-cell>
          <table:table-cell table:style-name="TableCell1">
            <text:p text:style-name="P3">text</text:p>
          </table:table-cell>
          <table:table-cell table:style-name="TableCell1">
            <text:p text:style-name="P3">Yes</text:p>
          </table:table-cell>
          <table:table-cell table:style-name="TableCell1">
            <text:p text:style-name="P3">NULL</text:p>
          </table:table-cell>
          <table:table-cell table:style-name="TableCell1">
            <text:p text:style-name="P3"/>
          </table:table-cell>
        </table:table-row>
        <table:table-row>
          <table:table-cell table:style-name="TableCell1">
            <text:p text:style-name="P3">inhalt</text:p>
          </table:table-cell>
          <table:table-cell table:style-name="TableCell1">
            <text:p text:style-name="P3">text</text:p>
          </table:table-cell>
          <table:table-cell table:style-name="TableCell1">
            <text:p text:style-name="P3">Yes</text:p>
          </table:table-cell>
          <table:table-cell table:style-name="TableCell1">
            <text:p text:style-name="P3">NULL</text:p>
          </table:table-cell>
          <table:table-cell table:style-name="TableCell1">
            <text:p text:style-name="P3"/>
          </table:table-cell>
        </table:table-row>
        <table:table-row>
          <table:table-cell table:style-name="TableCell1">
            <text:p text:style-name="P3">autor</text:p>
          </table:table-cell>
          <table:table-cell table:style-name="TableCell1">
            <text:p text:style-name="P3">varchar(45)</text:p>
          </table:table-cell>
          <table:table-cell table:style-name="TableCell1">
            <text:p text:style-name="P3">No</text:p>
          </table:table-cell>
          <table:table-cell table:style-name="TableCell1">
            <text:p text:style-name="P3"/>
          </table:table-cell>
          <table:table-cell table:style-name="TableCell1">
            <text:p text:style-name="P3"/>
          </table:table-cell>
        </table:table-row>
        <table:table-row>
          <table:table-cell table:style-name="TableCell1">
            <text:p text:style-name="P3">aufrufe</text:p>
          </table:table-cell>
          <table:table-cell table:style-name="TableCell1">
            <text:p text:style-name="P3">int(10) </text:p>
          </table:table-cell>
          <table:table-cell table:style-name="TableCell1">
            <text:p text:style-name="P3">No</text:p>
          </table:table-cell>
          <table:table-cell table:style-name="TableCell1">
            <text:p text:style-name="P3">0</text:p>
          </table:table-cell>
          <table:table-cell table:style-name="TableCell1">
            <text:p text:style-name="P3"/>
          </table:table-cell>
        </table:table-row>
        <table:table-row>
          <table:table-cell table:style-name="TableCell1">
            <text:p text:style-name="P3">sichtbar</text:p>
          </table:table-cell>
          <table:table-cell table:style-name="TableCell1">
            <text:p text:style-name="P3">enum('ja', 'nein')</text:p>
          </table:table-cell>
          <table:table-cell table:style-name="TableCell1">
            <text:p text:style-name="P3">No</text:p>
          </table:table-cell>
          <table:table-cell table:style-name="TableCell1">
            <text:p text:style-name="P3">ja</text:p>
          </table:table-cell>
          <table:table-cell table:style-name="TableCell1">
            <text:p text:style-name="P3"/>
          </table:table-cell>
        </table:table-row>
      </table:table>
      <text:p text:style-name="P2"><text:span text:style-name="T1">Dumping data for table hsz_artikel</text:span></text:p>
      <table:table table:name="Table2"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3">id</text:p>
          </table:table-cell>
          <table:table-cell table:style-name="TableCell1">
            <text:p text:style-name="P3">datum</text:p>
          </table:table-cell>
          <table:table-cell table:style-name="TableCell1">
            <text:p text:style-name="P3">ressort</text:p>
          </table:table-cell>
          <table:table-cell table:style-name="TableCell1">
            <text:p text:style-name="P3">schlagzeile</text:p>
          </table:table-cell>
          <table:table-cell table:style-name="TableCell1">
            <text:p text:style-name="P3">teaser</text:p>
          </table:table-cell>
          <table:table-cell table:style-name="TableCell1">
            <text:p text:style-name="P3">inhalt</text:p>
          </table:table-cell>
          <table:table-cell table:style-name="TableCell1">
            <text:p text:style-name="P3">autor</text:p>
          </table:table-cell>
          <table:table-cell table:style-name="TableCell1">
            <text:p text:style-name="P3">aufrufe</text:p>
          </table:table-cell>
          <table:table-cell table:style-name="TableCell1">
            <text:p text:style-name="P3">sichtbar</text:p>
          </table:table-cell>
        </table:table-row>
        <table:table-row>
          <table:table-cell table:style-name="TableCell1">
            <text:p text:style-name="P3">1</text:p>
          </table:table-cell>
          <table:table-cell table:style-name="TableCell1">
            <text:p text:style-name="P3">2006-01-07 00:00:00</text:p>
          </table:table-cell>
          <table:table-cell table:style-name="TableCell1">
            <text:p text:style-name="P3">Hochschule + Politik</text:p>
          </table:table-cell>
          <table:table-cell table:style-name="TableCell1">
            <text:p text:style-name="P3">Stura Arbeitsgruppe f&amp;uuml;r Dialog mit Regierung - Gr&amp;uuml;ndung annuliert</text:p>
          </table:table-cell>
          <table:table-cell table:style-name="TableCell1">
            <text:p text:style-name="P3">Die Gr&amp;uuml;ndung der StuRa Arbeitsgruppe, die mit dem Kultusminister des Landes sowie den bildungspolitischen Sprecherinnen und Sprechern der Landtagsfraktionen in einen Dialog treten sollte, wurde aufgrund von Unregelm&amp;auml;&amp;szlig;igkeiten bei der Wahl annuliert, soll aber auf der n&amp;auml;chsten Sitzung wieder behandelt werden.</text:p>
          </table:table-cell>
          <table:table-cell table:style-name="TableCell1">
            <text:p text:style-name="P3"/>
          </table:table-cell>
          <table:table-cell table:style-name="TableCell1">
            <text:p text:style-name="P3">Redaktion</text:p>
          </table:table-cell>
          <table:table-cell table:style-name="TableCell1">
            <text:p text:style-name="P3">58</text:p>
          </table:table-cell>
          <table:table-cell table:style-name="TableCell1">
            <text:p text:style-name="P3">ja</text:p>
          </table:table-cell>
        </table:table-row>
        <table:table-row>
          <table:table-cell table:style-name="TableCell1">
            <text:p text:style-name="P3">4</text:p>
          </table:table-cell>
          <table:table-cell table:style-name="TableCell1">
            <text:p text:style-name="P3">2006-02-06 00:00:00</text:p>
          </table:table-cell>
          <table:table-cell table:style-name="TableCell1">
            <text:p text:style-name="P3">Redaktion</text:p>
          </table:table-cell>
          <table:table-cell table:style-name="TableCell1">
            <text:p text:style-name="P3">Download pdf hastuzeit Nr. 5</text:p>
          </table:table-cell>
          <table:table-cell table:style-name="TableCell1">
            <text:p text:style-name="P3">Die neue von hastuzeit Nr.5 | Januar 2006 ist online im Archiv unter dem Punkt Printarchiv. Den Inhalt der neuen Ausgabe kann man sich auch hier ansehen, direkt zum Download der pdf-Datei geht's hier (Gr&amp;ouml;&amp;szlig;e:2.671 KB).</text:p>
          </table:table-cell>
          <table:table-cell table:style-name="TableCell1">
            <text:p text:style-name="P3"/>
          </table:table-cell>
          <table:table-cell table:style-name="TableCell1">
            <text:p text:style-name="P3">Redaktion</text:p>
          </table:table-cell>
          <table:table-cell table:style-name="TableCell1">
            <text:p text:style-name="P3">66</text:p>
          </table:table-cell>
          <table:table-cell table:style-name="TableCell1">
            <text:p text:style-name="P3">ja</text:p>
          </table:table-cell>
        </table:table-row>
        <table:table-row>
          <table:table-cell table:style-name="TableCell1">
            <text:p text:style-name="P3">2</text:p>
          </table:table-cell>
          <table:table-cell table:style-name="TableCell1">
            <text:p text:style-name="P3">2006-03-16 00:00:00</text:p>
          </table:table-cell>
          <table:table-cell table:style-name="TableCell1">
            <text:p text:style-name="P3">Redaktion</text:p>
          </table:table-cell>
          <table:table-cell table:style-name="TableCell1">
            <text:p text:style-name="P3">Download pdf hastuzeit Nr. 4</text:p>
          </table:table-cell>
          <table:table-cell table:style-name="TableCell1">
            <text:p text:style-name="P3">Die neue von hastuzeit Nr.5 | Januar 2006 ist online im Printarchiv. Den Inhalt kann man sich hier ansehen, direkt zum Download der pdf-Datei geht's hier (Gr&amp;ouml;&amp;szlig;e:2.671 KB)</text:p>
          </table:table-cell>
          <table:table-cell table:style-name="TableCell1">
            <text:p text:style-name="P3"/>
          </table:table-cell>
          <table:table-cell table:style-name="TableCell1">
            <text:p text:style-name="P3">Administrator</text:p>
          </table:table-cell>
          <table:table-cell table:style-name="TableCell1">
            <text:p text:style-name="P3">37</text:p>
          </table:table-cell>
          <table:table-cell table:style-name="TableCell1">
            <text:p text:style-name="P3">ja</text:p>
          </table:table-cell>
        </table:table-row>
        <table:table-row>
          <table:table-cell table:style-name="TableCell1">
            <text:p text:style-name="P3">3</text:p>
          </table:table-cell>
          <table:table-cell table:style-name="TableCell1">
            <text:p text:style-name="P3">2006-03-16 00:00:00</text:p>
          </table:table-cell>
          <table:table-cell table:style-name="TableCell1">
            <text:p text:style-name="P3">Redaktion</text:p>
          </table:table-cell>
          <table:table-cell table:style-name="TableCell1">
            <text:p text:style-name="P3">Korrekturen hastuzeit Nr. 3</text:p>
          </table:table-cell>
          <table:table-cell table:style-name="TableCell1">
            <text:p text:style-name="P3">In hastuzeit Nr. 3 sind uns leider einige Fehler unterlaufen. Wir m&amp;ouml;chten diese hier nun richtigstellen und die Korrekturen ver&amp;ouml;ffentlichen. &lt;br /&gt;</text:p>
            <text:p text:style-name="P3">Wir bitten die Fehler zu entschuldigen. In der Online-Version wurden sie bereits korrigiert.</text:p>
          </table:table-cell>
          <table:table-cell table:style-name="TableCell1">
            <text:p text:style-name="P3">In hastuzeit Nr. 3 sind uns folgende Fehler unterlaufen: &lt;br /&gt;</text:p>
            <text:p text:style-name="P3"><text:s/>&lt;br /&gt;</text:p>
            <text:p text:style-name="P3">Impressum: Martin Steinecke (Illustration) hei&amp;szlig;t in Wirklichkeit Martin Jahnecke. &lt;br /&gt;</text:p>
            <text:p text:style-name="P3">Seite 3: Anders als in der Graphik dargestellt, hat das Studentenwerk den Beitrag nicht zum WS 99/00, sondern erst zum WS 01/02 erh&amp;ouml;ht. &lt;br /&gt;</text:p>
            <text:p text:style-name="P3">Seite 10: Das Foto stammt nicht von Stefanie Zie&amp;szlig;nitz, sondern von der Gr&amp;uuml;nen Hochschulgruppe Halle. &lt;br /&gt;</text:p>
            <text:p text:style-name="P3">Wir bitten die Fehler zu entschuldigen. In der Online-Version wurden sie bereits korrigiert.</text:p>
          </table:table-cell>
          <table:table-cell table:style-name="TableCell1">
            <text:p text:style-name="P3">Redaktion</text:p>
          </table:table-cell>
          <table:table-cell table:style-name="TableCell1">
            <text:p text:style-name="P3">69</text:p>
          </table:table-cell>
          <table:table-cell table:style-name="TableCell1">
            <text:p text:style-name="P3">ja</text:p>
          </table:table-cell>
        </table:table-row>
        <table:table-row>
          <table:table-cell table:style-name="TableCell1">
            <text:p text:style-name="P3">5</text:p>
          </table:table-cell>
          <table:table-cell table:style-name="TableCell1">
            <text:p text:style-name="P3">2006-04-06 00:00:00</text:p>
          </table:table-cell>
          <table:table-cell table:style-name="TableCell1">
            <text:p text:style-name="P3">Redaktion</text:p>
          </table:table-cell>
          <table:table-cell table:style-name="TableCell1">
            <text:p text:style-name="P3">hastuzeit Workshop am 21. und 22. April 2006</text:p>
          </table:table-cell>
          <table:table-cell table:style-name="TableCell1">
            <text:p text:style-name="P3">Am 21. und 22. April veranstalten wir f&amp;uuml;r alle, die journalistisch aktiv werden wollen, einen Workshop. Los geht es freitags um 18 Uhr. Im Geb&amp;auml;ude des Studierendenrates am Universit&amp;auml;tsplatz 7 wollen wir euch zun&amp;auml;chst die hastuzeit Redaktion und ihre Arbeit vorstellen.</text:p>
          </table:table-cell>
          <table:table-cell table:style-name="TableCell1">
            <text:p text:style-name="P3">Am 21. und 22. April veranstalten wir f&amp;uuml;r alle, die journalistisch aktiv werden wollen, einen Workshop. &lt;br /&gt;</text:p>
            <text:p text:style-name="P3">Los geht es freitags um 18 Uhr. Im Geb&amp;auml;ude des Studierendenrates am Universit&amp;auml;tsplatz 7 wollen wir euch zun&amp;auml;chst die hastuzeit Redaktion und ihre Arbeit vorstellen. Au&amp;szlig;erdem werden Themen vorgeschlagen, die im Laufe des Workshops praktisch angegangen werden k&amp;ouml;nnen. Am Samstag beginnen wir um 10 Uhr am selben Ort mit einer ca. zweist&amp;uuml;ndigen, theoretischen Einf&amp;uuml;hrung in die journalistischen Darstellungsformen. Nach einer Mittagspause und der Themenabsprache k&amp;ouml;nnt ihr auf Recherche gehen und den Layoutern bei der Erstellung der aktuellen Ausgabe &amp;uuml;ber die Schulter schauen. Bis zum Abend - so gegen 20 Uhr - sollen eure selbstverfassten Artikel dann vorliegen. Auf dem Weg bis zum fertigen Produkt werden wir euch nat&amp;uuml;rlich begleiten.&lt;br /&gt;</text:p>
            <text:p text:style-name="P3">&lt;br /&gt;</text:p>
            <text:p text:style-name="P3">Ihr habt Interesse oder Fragen, dann meldet euch unverbindlich bei uns per e-Mail unter hastuzeit@yahoo.de</text:p>
          </table:table-cell>
          <table:table-cell table:style-name="TableCell1">
            <text:p text:style-name="P3">Redaktion</text:p>
          </table:table-cell>
          <table:table-cell table:style-name="TableCell1">
            <text:p text:style-name="P3">50</text:p>
          </table:table-cell>
          <table:table-cell table:style-name="TableCell1">
            <text:p text:style-name="P3">ja</text:p>
          </table:table-cell>
        </table:table-row>
        <table:table-row>
          <table:table-cell table:style-name="TableCell1">
            <text:p text:style-name="P3">6</text:p>
          </table:table-cell>
          <table:table-cell table:style-name="TableCell1">
            <text:p text:style-name="P3">2006-04-20 00:00:00</text:p>
          </table:table-cell>
          <table:table-cell table:style-name="TableCell1">
            <text:p text:style-name="P3">Redaktion</text:p>
          </table:table-cell>
          <table:table-cell table:style-name="TableCell1">
            <text:p text:style-name="P3">Download pdf hastuzeit Nr. 6</text:p>
          </table:table-cell>
          <table:table-cell table:style-name="TableCell1">
            <text:p text:style-name="P3">Die neue Ausgabe von hastuzeit Nr.6 / April 2006 ist nun online im Archiv unter dem Punkt Printarchiv. Den Inhalt der neuen Ausgabe kann man sich hier ansehen, direkt zum Download der pdf-Datei geht's hier (Gr&amp;ouml;&amp;szlig;e:2.463 KB).</text:p>
          </table:table-cell>
          <table:table-cell table:style-name="TableCell1">
            <text:p text:style-name="P3"/>
          </table:table-cell>
          <table:table-cell table:style-name="TableCell1">
            <text:p text:style-name="P3">Administrator</text:p>
          </table:table-cell>
          <table:table-cell table:style-name="TableCell1">
            <text:p text:style-name="P3">36</text:p>
          </table:table-cell>
          <table:table-cell table:style-name="TableCell1">
            <text:p text:style-name="P3">ja</text:p>
          </table:table-cell>
        </table:table-row>
        <table:table-row>
          <table:table-cell table:style-name="TableCell1">
            <text:p text:style-name="P3">7</text:p>
          </table:table-cell>
          <table:table-cell table:style-name="TableCell1">
            <text:p text:style-name="P3">2006-04-22 00:00:00</text:p>
          </table:table-cell>
          <table:table-cell table:style-name="TableCell1">
            <text:p text:style-name="P3">Hochschule + Politik</text:p>
          </table:table-cell>
          <table:table-cell table:style-name="TableCell1">
            <text:p text:style-name="P3">Urabstimmung - Mehrheit f&amp;uuml;r altes Ticket</text:p>
          </table:table-cell>
          <table:table-cell table:style-name="TableCell1">
            <text:p text:style-name="P3">Bei der Urabstimmung zum Semesterticket entschied sich eine Mehrheit f&amp;uuml;r das bestehende 15 Euro icket. Die Ausz&amp;auml;hlung der Abstimmung vom 10.-14. April ergab folgendes vorl&amp;auml;ufiges Ergebnis:23,24% stimmten f&amp;uuml;r das 99 Euro-Ticket, 6,10% stimmten das 89 Euro-Ticket, 44,64% stimmten das aktuelle Ticket und 26,72% stimmten g&amp;auml;nzlich gegen ein Semesterticket.</text:p>
          </table:table-cell>
          <table:table-cell table:style-name="TableCell1">
            <text:p text:style-name="P3">Beteiligt haben sich 6185 Studenten an der Abstimmung, was einer Beteiligung von rund 36% entspricht. 200 Stimmen wurden dabei als ung&amp;uuml;ltig bewertet, vorl&amp;auml;ufig ist das Ergebnis da nochmals circa 200 Stimmen &amp;uuml;berpr&amp;uuml;ft werden m&amp;uuml;ssen (Zahlen: AK Semesterticket). Das Ergebnis wurde StuRa Angaben zufolge an das Studentenwerk und dem MDV weitergeleitet, diese beraten &amp;uuml;ber das weitere Vorgehen. Zum Zeitpunkt des Redaktionsschlusses lag von diesen Seiten noch keine Stellungnahme vor. In Absprache mit dem AK Semesterticket k&amp;ouml;nnen abgegeben Stimmzettel eingesehen werden, dazu E-Mail an: semesterticket@stura.uni-halle.de.</text:p>
          </table:table-cell>
          <table:table-cell table:style-name="TableCell1">
            <text:p text:style-name="P3">Redaktion</text:p>
          </table:table-cell>
          <table:table-cell table:style-name="TableCell1">
            <text:p text:style-name="P3">40</text:p>
          </table:table-cell>
          <table:table-cell table:style-name="TableCell1">
            <text:p text:style-name="P3">ja</text:p>
          </table:table-cell>
        </table:table-row>
        <table:table-row>
          <table:table-cell table:style-name="TableCell1">
            <text:p text:style-name="P3">8</text:p>
          </table:table-cell>
          <table:table-cell table:style-name="TableCell1">
            <text:p text:style-name="P3">2006-04-23 00:00:00</text:p>
          </table:table-cell>
          <table:table-cell table:style-name="TableCell1">
            <text:p text:style-name="P3">Hochschule + Politik</text:p>
          </table:table-cell>
          <table:table-cell table:style-name="TableCell1">
            <text:p text:style-name="P3">Einladung zum Diskussionsforum der amnesty international HSGruppe</text:p>
          </table:table-cell>
          <table:table-cell table:style-name="TableCell1">
            <text:p text:style-name="P3">Die Amnesty International-Hochschulgruppe l&amp;auml;dt euch ein, einen Einblick in die Reichweite der Grenzen von Menschenrechten zu gewinnen. In einem ersten Versuch veranstaltet sie w&amp;ouml;chentlich im Mai und Juni 2006 ein f&amp;uuml;r alle Interessierte offenes Diskussionsforum.</text:p>
          </table:table-cell>
          <table:table-cell table:style-name="TableCell1">
            <text:p text:style-name="P3">Die Amnesty International-Hochschulgruppe l&amp;auml;dt euch ein, einen Einblick in die Reichweite der Grenzen von Menschenrechten zu gewinnen. In einem ersten Versuch veranstaltet sie w&amp;ouml;chentlich im Mai und Juni 2006 ein f&amp;uuml;r alle Interessierte offenes Diskussionsforum mit dem Titel "menschen-grenzen-rechte". Studierende aus Halle und weitere G&amp;auml;ste werden hier zu aktuellen Themen referieren.&lt;br /&gt;</text:p>
            <text:p text:style-name="P3">Gibt es einen Ort auf der Welt, an dem die allgemeinen Menschenrechte der UNO von 1948 vollst&amp;auml;ndig eingehalten werden? Aus den Erfahrungen des Holocausts und zweier Weltkriege war es einst die Absicht, grundlegende Rechte f&amp;uuml;r jeden Menschen unabh&amp;auml;ngig von Geschlecht, Hautfarbe oder Religion jenseits staatlicher Grenzen festzulegen und ihren Schutz weltweit zu veranlassen. Allerdings stellt die nationalstaatliche Verfasstheit der UNO-Mitgliedsstaaten noch heute eine beachtliche H&amp;uuml;rde f&amp;uuml;r die internationale Konvention dar. Au&amp;szlig;erdem gibt es zahlreiche Rechtssysteme und -Traditionen, die sich dem Gedanken der Universalit&amp;auml;t in den Weg stellen. &lt;br /&gt;</text:p>
            <text:p text:style-name="P3">&lt;br /&gt;</text:p>
            <text:p text:style-name="P3">Ort: Melanchtonianum, Sitzungszimmer (2.OG)&lt;br /&gt;</text:p>
            <text:p text:style-name="P3">Zeit: 03.05. bis 14.06, mittwochs (au&amp;szlig;er 18.05), 19 bis 21 Uhr</text:p>
          </table:table-cell>
          <table:table-cell table:style-name="TableCell1">
            <text:p text:style-name="P3">Redaktion</text:p>
          </table:table-cell>
          <table:table-cell table:style-name="TableCell1">
            <text:p text:style-name="P3">62</text:p>
          </table:table-cell>
          <table:table-cell table:style-name="TableCell1">
            <text:p text:style-name="P3">ja</text:p>
          </table:table-cell>
        </table:table-row>
        <table:table-row>
          <table:table-cell table:style-name="TableCell1">
            <text:p text:style-name="P3">9</text:p>
          </table:table-cell>
          <table:table-cell table:style-name="TableCell1">
            <text:p text:style-name="P3">2006-05-11 00:00:00</text:p>
          </table:table-cell>
          <table:table-cell table:style-name="TableCell1">
            <text:p text:style-name="P3">Hochschule + Politik</text:p>
          </table:table-cell>
          <table:table-cell table:style-name="TableCell1">
            <text:p text:style-name="P3">Vorl&amp;auml;ufige Ergebnisse der Stura-Wahl vom 10. Mai 2006</text:p>
          </table:table-cell>
          <table:table-cell table:style-name="TableCell1">
            <text:p text:style-name="P3">Die vorl&amp;auml;ufigen Ergebnisse der diesj&amp;auml;hrigen Studierendenschafts-Wahl k&amp;ouml;nnt ihr euch hier ansehen. Sobald die endg&amp;uuml;ltigen Resultate feststehen, werden wir dar&amp;uuml;ber ausf&amp;uuml;hrlicher informieren.</text:p>
          </table:table-cell>
          <table:table-cell table:style-name="TableCell1">
            <text:p text:style-name="P3">&amp;Uuml;ber die Wahlbeteiligung k&amp;ouml;nnen noch keine gesicherten Aussagen getroffen werden; sie soll sich aber laut Stura-B&amp;uuml;ro nicht gravierend von den Werten der vorhergehenden Jahren unterscheiden. Das hei&amp;szlig;t, sie liegt f&amp;uuml;r die gesamte Universit&amp;auml;t wieder um die 15%.</text:p>
          </table:table-cell>
          <table:table-cell table:style-name="TableCell1">
            <text:p text:style-name="P3">Uwe Hartwig</text:p>
          </table:table-cell>
          <table:table-cell table:style-name="TableCell1">
            <text:p text:style-name="P3">63</text:p>
          </table:table-cell>
          <table:table-cell table:style-name="TableCell1">
            <text:p text:style-name="P3">ja</text:p>
          </table:table-cell>
        </table:table-row>
        <table:table-row>
          <table:table-cell table:style-name="TableCell1">
            <text:p text:style-name="P3">10</text:p>
          </table:table-cell>
          <table:table-cell table:style-name="TableCell1">
            <text:p text:style-name="P3">2006-05-16 00:00:00</text:p>
          </table:table-cell>
          <table:table-cell table:style-name="TableCell1">
            <text:p text:style-name="P3">Hochschule + Politik</text:p>
          </table:table-cell>
          <table:table-cell table:style-name="TableCell1">
            <text:p text:style-name="P3">Streikwoche der Mediziner an der MLU</text:p>
          </table:table-cell>
          <table:table-cell table:style-name="TableCell1">
            <text:p text:style-name="P3">Seit Montag, den 15. Mai, sind die Assistenz&amp;auml;rzte der Medizinischen Fakult&amp;auml;t der MLU f&amp;uuml;r eine Woche in den Streik getreten. Er ist Teil einer bundesweiten Aktion, die den Forderungen des Marburger Bundes nach Ver&amp;auml;nderung ihrer Arbeitsbedingungen mehr Gewicht verleihen soll.</text:p>
          </table:table-cell>
          <table:table-cell table:style-name="TableCell1">
            <text:p text:style-name="P3">Seit Montag, den 15. Mai sind die Assistenz&amp;auml;rzte der Medizinischen Fakult&amp;auml;t der MLU f&amp;uuml;r eine Woche in den Streik getreten. Er ist Teil einer bundesweiten Aktion, die den Forderungen des Marburger Bundes nach Ver&amp;auml;nderung ihrer Arbeitsbedingungen mehr Gewicht verleihen soll. H&amp;ouml;hepunkt der Streikwoche in Halle ist eine Gro&amp;szlig;kundgebung der Assistenz&amp;auml;rzte aus ganz Mitteldeutschland am Donnerstag, den 18. Mai um 11 Uhr auf dem Hallmarkt. Nach Aussage des Fachschaftsrats Medizin Ralf Theunert fallen diese Woche mehrere Lehr- und Praktikaveranstaltungen aus, die normalerweise von den Assistenz&amp;auml;rzten betreut werden. rnDer Fachschaftsrat Medizin hat auf seiner Homepage eine Auflistung der geplanten Veranstaltungen und der bestreikten Einrichtungen in Halle ver&amp;ouml;ffentlicht. In der Streikwoche &amp;uuml;bernehmen die Ober&amp;auml;rzte die Notfallversorgung. An den Magdeburger Uniklinikeinrichtungen beginnen die Streikaktionen am Mittwoch, den 17. Mai und dauern bis zum Freitag.</text:p>
          </table:table-cell>
          <table:table-cell table:style-name="TableCell1">
            <text:p text:style-name="P3">Uwe Hartwig</text:p>
          </table:table-cell>
          <table:table-cell table:style-name="TableCell1">
            <text:p text:style-name="P3">51</text:p>
          </table:table-cell>
          <table:table-cell table:style-name="TableCell1">
            <text:p text:style-name="P3">ja</text:p>
          </table:table-cell>
        </table:table-row>
        <table:table-row>
          <table:table-cell table:style-name="TableCell1">
            <text:p text:style-name="P3">11</text:p>
          </table:table-cell>
          <table:table-cell table:style-name="TableCell1">
            <text:p text:style-name="P3">2006-05-19 00:00:00</text:p>
          </table:table-cell>
          <table:table-cell table:style-name="TableCell1">
            <text:p text:style-name="P3">Verlosung</text:p>
          </table:table-cell>
          <table:table-cell table:style-name="TableCell1">
            <text:p text:style-name="P3">Gewinner der Verlosung aus hastuzeit 6| April 2006</text:p>
          </table:table-cell>
          <table:table-cell table:style-name="TableCell1">
            <text:p text:style-name="P3">Die vier L&amp;ouml;sungsw&amp;ouml;rter waren "Osterfeuer", "Eisheilige", "Fr&amp;uuml;hjahrsputz" und "Weidenk&amp;auml;tzchen". Das Los unter den richtigen Einsendungen fiel auf Sabine Zwanzig. Die Gewinnerin erh&amp;auml;lt die DVD "Die Gebr&amp;uuml;der Skladanowsky/ Arisha, der B&amp;auml;r und der steinerne Ring" von Wim Wenders.</text:p>
          </table:table-cell>
          <table:table-cell table:style-name="TableCell1">
            <text:p text:style-name="P3"/>
          </table:table-cell>
          <table:table-cell table:style-name="TableCell1">
            <text:p text:style-name="P3">Martin Schreiber</text:p>
          </table:table-cell>
          <table:table-cell table:style-name="TableCell1">
            <text:p text:style-name="P3">24</text:p>
          </table:table-cell>
          <table:table-cell table:style-name="TableCell1">
            <text:p text:style-name="P3">ja</text:p>
          </table:table-cell>
        </table:table-row>
        <table:table-row>
          <table:table-cell table:style-name="TableCell1">
            <text:p text:style-name="P3">12</text:p>
          </table:table-cell>
          <table:table-cell table:style-name="TableCell1">
            <text:p text:style-name="P3">2006-05-21 00:00:00</text:p>
          </table:table-cell>
          <table:table-cell table:style-name="TableCell1">
            <text:p text:style-name="P3">Redaktion</text:p>
          </table:table-cell>
          <table:table-cell table:style-name="TableCell1">
            <text:p text:style-name="P3">Download korrigiertes pdf der Wahlsonderausgabe hastuzeit Nr. 7</text:p>
          </table:table-cell>
          <table:table-cell table:style-name="TableCell1">
            <text:p text:style-name="P3">Die pdf-Datei der Wahlsonderaugabe hat l&amp;auml;nger gedauert, weil das Faltblatt, das der Printausgabe beigef&amp;uuml;gt wurde, in die Online-Version integriert wurde. Aber sie hat es nun endlich auch ins Archiv/Printausgaben geschafft - &lt;a href="archiv/hastuzeit07.pdf"&gt;[ Download ]&lt;/a&gt; (ca. 1.602 KB).</text:p>
          </table:table-cell>
          <table:table-cell table:style-name="TableCell1">
            <text:p text:style-name="P3"/>
          </table:table-cell>
          <table:table-cell table:style-name="TableCell1">
            <text:p text:style-name="P3">Redaktion</text:p>
          </table:table-cell>
          <table:table-cell table:style-name="TableCell1">
            <text:p text:style-name="P3">24</text:p>
          </table:table-cell>
          <table:table-cell table:style-name="TableCell1">
            <text:p text:style-name="P3">ja</text:p>
          </table:table-cell>
        </table:table-row>
        <table:table-row>
          <table:table-cell table:style-name="TableCell1">
            <text:p text:style-name="P3">13</text:p>
          </table:table-cell>
          <table:table-cell table:style-name="TableCell1">
            <text:p text:style-name="P3">2006-05-22 00:00:00</text:p>
          </table:table-cell>
          <table:table-cell table:style-name="TableCell1">
            <text:p text:style-name="P3">Redaktion</text:p>
          </table:table-cell>
          <table:table-cell table:style-name="TableCell1">
            <text:p text:style-name="P3">Gewinner der Verlosung aus hastuzeit 7 | Wahlsonderausgabe</text:p>
          </table:table-cell>
          <table:table-cell table:style-name="TableCell1">
            <text:p text:style-name="P3">Das L&amp;ouml;sungswort der Wahlsonderausgabe war "Studierendenrat". Das Los unter den richtigen Einsendungen fiel auf Juliane Eberlein (Ska-Festival)und Rico Deichmann(Turn Table Days). Die Gewinner werden in K&amp;uuml;rze per eMail benachrichtigt.</text:p>
          </table:table-cell>
          <table:table-cell table:style-name="TableCell1">
            <text:p text:style-name="P3"/>
          </table:table-cell>
          <table:table-cell table:style-name="TableCell1">
            <text:p text:style-name="P3">Martin Schreiber</text:p>
          </table:table-cell>
          <table:table-cell table:style-name="TableCell1">
            <text:p text:style-name="P3">21</text:p>
          </table:table-cell>
          <table:table-cell table:style-name="TableCell1">
            <text:p text:style-name="P3">ja</text:p>
          </table:table-cell>
        </table:table-row>
        <table:table-row>
          <table:table-cell table:style-name="TableCell1">
            <text:p text:style-name="P3">14</text:p>
          </table:table-cell>
          <table:table-cell table:style-name="TableCell1">
            <text:p text:style-name="P3">2006-06-22 00:00:00</text:p>
          </table:table-cell>
          <table:table-cell table:style-name="TableCell1">
            <text:p text:style-name="P3">Redaktion</text:p>
          </table:table-cell>
          <table:table-cell table:style-name="TableCell1">
            <text:p text:style-name="P3">Neuer Chefredakteur gew&amp;auml;hlt</text:p>
          </table:table-cell>
          <table:table-cell table:style-name="TableCell1">
            <text:p text:style-name="P3">Auf der Redaktionssitzung am 21.06. wurde Sebastian Theuerkauf zum neuen Chefredakteur gew&amp;auml;hlt. Er bestimmte Redaktion zum neuen Finanzer der hastuzeit. Der neue Chefredaktuer muss nun noch vom Studierendenrat best&amp;auml;tigt werden.</text:p>
          </table:table-cell>
          <table:table-cell table:style-name="TableCell1">
            <text:p text:style-name="P3">Auf der Redaktionssitzung am 21.06. wurde die bisherige Chefredakteurin Stefanie Zie&amp;szlig;nitz, die diesen Posten zuk&amp;uuml;nftig nicht mehr bekleiden kann, durch ein konstruktives Misstrauensvotum ordnungsgem&amp;auml;&amp;szlig; abgew&amp;auml;hlt. Michael Handel, der bisherige Finanzer, legte sein Amt ebenfalls nieder. rnZum neuen Chefredakteur wurde Sebastian Theuerkauf gew&amp;auml;hlt. Er bestimmte Redaktion zum neuen Finanzer der hastuzeit. Der neue Chefredaktuer muss nun noch vom Studierendenrat best&amp;auml;tigt werden.</text:p>
          </table:table-cell>
          <table:table-cell table:style-name="TableCell1">
            <text:p text:style-name="P3">Redaktion</text:p>
          </table:table-cell>
          <table:table-cell table:style-name="TableCell1">
            <text:p text:style-name="P3">25</text:p>
          </table:table-cell>
          <table:table-cell table:style-name="TableCell1">
            <text:p text:style-name="P3">ja</text:p>
          </table:table-cell>
        </table:table-row>
        <table:table-row>
          <table:table-cell table:style-name="TableCell1">
            <text:p text:style-name="P3">15</text:p>
          </table:table-cell>
          <table:table-cell table:style-name="TableCell1">
            <text:p text:style-name="P3">2006-07-21 00:00:00</text:p>
          </table:table-cell>
          <table:table-cell table:style-name="TableCell1">
            <text:p text:style-name="P3">Uni + Leben</text:p>
          </table:table-cell>
          <table:table-cell table:style-name="TableCell1">
            <text:p text:style-name="P3">Mensaessen ab 31. Juli teurer</text:p>
          </table:table-cell>
          <table:table-cell table:style-name="TableCell1">
            <text:p text:style-name="P3">Das Studentenwerk Halle hat auf seiner Homepage bekannt gegeben, dass es erforderlich sei, die Preise f&amp;uuml;r das Mittagessen der Bediensteten um durchschnittlich 0,30 Euro und der G&amp;auml;ste der Hochschulen um durchschnittlich 0,50 Euro zu erh&amp;ouml;hen. Diese Preis&amp;auml;nderungen treten zum 31. Juli in Kraft.</text:p>
          </table:table-cell>
          <table:table-cell table:style-name="TableCell1">
            <text:p text:style-name="P3">Das Studentenwerk Halle hat auf seiner Homepage bekannt gegeben, dass es erforderlich sei, die Preise f&amp;uuml;r das Mittagessen der Bediensteten um durchschnittlich 0,30 Euro und der G&amp;auml;ste der Hochschulen um durchschnittlich 0,50 Euro zu erh&amp;ouml;hen. Diese Preis&amp;auml;nderungen treten zum 31. Juli in Kraft. rnrnDer Wareneinsatz wird um durchschnittlich 0,10 Euro angehoben. Im Einzelnen bedeutet das, dass f&amp;uuml;r die Angebotsgruppen 1 und 2 der Verkaufspreis &amp;uuml;ber den Durchschnitt angehoben wird, f&amp;uuml;r die Angebotsgruppen 3 und 4 &amp;uuml;berwiegend gleich bleibt, der Preis f&amp;uuml;r die Angebotsgruppe 5 teilweise sinkt und beim Sprintmen&amp;uuml; moderat steigt. rnrnBegr&amp;uuml;ndet wird der Preisanstieg einerseits durch die Verwendung hochwertiger Rohstoffe und Portionsgr&amp;ouml;&amp;szlig;en und andererseits durch die Entwicklung der Personalkosten, die Beachtung der Anpassung an den Sachbezugswert und die allgemein gestiegenen Kosten. rnrnDie letzte Preiserh&amp;ouml;hnug gab es 1999. rnrnLink: &lt;a href="http://www.studentenwerk-halle.de/index.php?id=112021000036&amp;cid=112021002044" target="_blank"&gt; www.studentenwerk-halle.de &lt;/a&gt;</text:p>
          </table:table-cell>
          <table:table-cell table:style-name="TableCell1">
            <text:p text:style-name="P3">Uwe Hartwig</text:p>
          </table:table-cell>
          <table:table-cell table:style-name="TableCell1">
            <text:p text:style-name="P3">27</text:p>
          </table:table-cell>
          <table:table-cell table:style-name="TableCell1">
            <text:p text:style-name="P3">ja</text:p>
          </table:table-cell>
        </table:table-row>
        <table:table-row>
          <table:table-cell table:style-name="TableCell1">
            <text:p text:style-name="P3">16</text:p>
          </table:table-cell>
          <table:table-cell table:style-name="TableCell1">
            <text:p text:style-name="P3">2006-06-12 00:00:00</text:p>
          </table:table-cell>
          <table:table-cell table:style-name="TableCell1">
            <text:p text:style-name="P3">Uni + Leben</text:p>
          </table:table-cell>
          <table:table-cell table:style-name="TableCell1">
            <text:p text:style-name="P3">Petition zur Pflichtverg&amp;uuml;tung von Praktika</text:p>
          </table:table-cell>
          <table:table-cell table:style-name="TableCell1">
            <text:p text:style-name="P3">Endet die Generation P am 14. Juni? - Hmm, wahrscheinlich <text:s/>nicht: Praktikanten und Praktikantinnen wird es immer geben. Die Missst&amp;auml;nde unter denen Praktikanten in Deutschland und im Ausland zu leiden haben, werden sich sicher auch nicht in zwei Tagen beseitigen lassen, aber vielleicht in zwei Jahren?</text:p>
          </table:table-cell>
          <table:table-cell table:style-name="TableCell1">
            <text:p text:style-name="P3">Endet die Generation P am 14. Juni? - Hmm, wahrscheinlich <text:s/>nicht: Praktikanten und Praktikantinnen wird es immer geben. Die Missst&amp;auml;nde unter denen Praktikanten in Deutschland und im Ausland zu leiden haben, werden sich sicher auch nicht in zwei Tagen beseitigen lassen, aber vielleicht in zwei Jahren? rnrnrnrnDamit in Zukunft vielleicht etwas fairer mit Ihnen umgegangen wird, als es in vielen F&amp;auml;llen leider passiert, haben Betroffene Ex-Praktikanten ein Petition in den Petitionssausschuss des Deutschen Bundestages eingebracht. Die Petition fordert eine Mindestverg&amp;uuml;tung f&amp;uuml;r Praktika ab drei Monaten L&amp;auml;nge und weitere Regelungen f&amp;uuml;r Praktikumsverh&amp;auml;ltnisse, die den Missbrauch von Studenten, Auszubildenden und Absolventen als umsonstige oder sehr billige Arbeitskr&amp;auml;fte verhindern sollen. Die unerwartet vielen Unterzeichner der Petition best&amp;auml;tigen den Verdacht, den Hastuzeit-Autor Konrad Dieterich in Hastuzeit Nr. 4 bereits im Dezember 2005 &amp;auml;usserte, n&amp;auml;mlich das bez&amp;uuml;glich der schlechten Situation vieler in der Generation P dringender Bedarf an &amp;ouml;ffentlicher Diskussion besteht allein 800 000 junge Menschen f&amp;uuml;hren nach Angaben der internationalen Organisation Generation P zur Zeit Praktika durch. rnrnrnrnAuch die &amp;uuml;ber 23 000 Unterzeichner der Petition seit April wollen am bestehenden System r&amp;uuml;tteln und die &amp;Ouml;ffentlichkeit in Deutschland auf das Problem aufmerksam machen. So wurde Petentin D?sir?e Grebels Petition und ihrem Anliegen bereits viel Medieninteresse entgegengebracht, was ja hoffen l&amp;auml;sst, dass auch die Politik sich des Themas bald annehmen wird. rnrnrnrnZum Einsehen und Unterzeichnen der Petition findet Ihr alles weitere &lt;a href="http://itc.napier.ac.uk/e-Petition/bundestag/view_petition.asp?PetitionID=162" target="_blank"&gt; hier &lt;/a&gt;. rnrnrnrn&lt;u&gt;Weitere Informationen:&lt;/u&gt;rnrn&lt;a href="http://www.dgb-jugend.de/UNIQ115011313428979/doc33740A.html" target="_blank"&gt;www.dgb-jugend.de&lt;/a&gt;rnrn&lt;a href="http://www.sueddeutsche.de/jobkarriere/berufstudium/artikel/435/76359/7/" target="_blank"&gt;www.sueddeutsche.de&lt;/a&gt;rnrn&lt;a href="http://www.generation-p.org/de/Empfang.php/" target="_blank"&gt;www.generation-p.org&lt;/a&gt;rnrn&lt;a href="http://www.fairwork-verein.de/" target="_blank"&gt;www.fairwork-verein.de&lt;/a&gt;</text:p>
          </table:table-cell>
          <table:table-cell table:style-name="TableCell1">
            <text:p text:style-name="P3">Redaktion</text:p>
          </table:table-cell>
          <table:table-cell table:style-name="TableCell1">
            <text:p text:style-name="P3">31</text:p>
          </table:table-cell>
          <table:table-cell table:style-name="TableCell1">
            <text:p text:style-name="P3">ja</text:p>
          </table:table-cell>
        </table:table-row>
        <table:table-row>
          <table:table-cell table:style-name="TableCell1">
            <text:p text:style-name="P3">17</text:p>
          </table:table-cell>
          <table:table-cell table:style-name="TableCell1">
            <text:p text:style-name="P3">2006-06-20 00:00:00</text:p>
          </table:table-cell>
          <table:table-cell table:style-name="TableCell1">
            <text:p text:style-name="P3">Redaktion</text:p>
          </table:table-cell>
          <table:table-cell table:style-name="TableCell1">
            <text:p text:style-name="P3">Gewinner hastuzeit Nr. 8 | Juni 2006</text:p>
          </table:table-cell>
          <table:table-cell table:style-name="TableCell1">
            <text:p text:style-name="P3">Die L&amp;ouml;sung zum R&amp;auml;tsel aus hastuzeit 8 | Juni 2006 lautete "Die f&amp;uuml;nf T&amp;uuml;rme". Das Los unter den richtigen Einsendungen fiel auf Turid Gaartz. Sie gewinnt die DVD "Edison". rnDie Gewinnerin wird in K&amp;uuml;rze per eMail benachrichtigt.</text:p>
          </table:table-cell>
          <table:table-cell table:style-name="TableCell1">
            <text:p text:style-name="P3"/>
          </table:table-cell>
          <table:table-cell table:style-name="TableCell1">
            <text:p text:style-name="P3">Martin Schreiber</text:p>
          </table:table-cell>
          <table:table-cell table:style-name="TableCell1">
            <text:p text:style-name="P3">26</text:p>
          </table:table-cell>
          <table:table-cell table:style-name="TableCell1">
            <text:p text:style-name="P3">ja</text:p>
          </table:table-cell>
        </table:table-row>
        <table:table-row>
          <table:table-cell table:style-name="TableCell1">
            <text:p text:style-name="P3">18</text:p>
          </table:table-cell>
          <table:table-cell table:style-name="TableCell1">
            <text:p text:style-name="P3">2006-07-14 00:00:00</text:p>
          </table:table-cell>
          <table:table-cell table:style-name="TableCell1">
            <text:p text:style-name="P3">Spezial</text:p>
          </table:table-cell>
          <table:table-cell table:style-name="TableCell1">
            <text:p text:style-name="P3">Das finale Spiel der WM 2006 im Volkspark Halle</text:p>
          </table:table-cell>
          <table:table-cell table:style-name="TableCell1">
            <text:p text:style-name="P3">Fu&amp;szlig;ballfans, die friedlich zusammen sitzen, trinken und feiern. Bemalt mit Farben ihrer Nationalmannschaft. Dazu in jedem Arm eine Fahne oder wenigstens einen Landeswimpel. Endlose Fanmeilen quer &amp;uuml;ber den ganzen Erdball. &amp;Uuml;berall im ganzen Land grenzenlose Begeisterung, unglaubliche Euphorie.</text:p>
          </table:table-cell>
          <table:table-cell table:style-name="TableCell1">
            <text:p text:style-name="P3">Fu&amp;szlig;ballfans, die friedlich zusammen sitzen, trinken und feiern. Bemalt mit Farben ihrer Nationalmannschaft. Dazu in jedem Arm eine Fahne oder wenigstens einen Landeswimpel. Endlose Fanmeilen quer &amp;uuml;ber den ganzen Erdball. &amp;Uuml;berall im ganzen Land grenzenlose Begeisterung, unglaubliche Euphorie. Aber dann: Aus in der 119. Minute im Halbfinale gegen Italien. Wer begeistert sich da noch f&amp;uuml;rs Endspiel? &lt;br /&gt;</text:p>
            <text:p text:style-name="P3">&lt;br /&gt;</text:p>
            <text:p text:style-name="P3">Der Volkspark in Halle: ein altehrw&amp;uuml;rdiges Ensemble, das neuerdings als Galerie von der Burg genutzt wird. Im Vorgarten stehen unz&amp;auml;hlige St&amp;uuml;hle, rechts und links vom Plattenweg. Rechts vom Eingang Burgstra&amp;szlig;e, einem kleinen wei&amp;szlig;en Gr&amp;uuml;nderzeit-Pavillon, der sonst als B&amp;uuml;hne dient, ist die Leinwand aufgespannt. rnrnKurz vor acht Uhr ist etwa die H&amp;auml;lfte aller Pl&amp;auml;tze belegt, und nat&amp;uuml;rlich alle vor der Leinwand. Das Publikum sitzt im der im Schatten der alten, schmalen Kastanienb&amp;auml;ume, deren Kronen in den bilderbuchblauen Abendhimmel hinauf ragen, oder besorgt hinten an der Theke Essen und Trinken. Die Preise sind ganz moderat. Hier wurden bislang alle WM-Spiele &amp;uuml;bertragen. Beim Halbfinale Deutschland-Italien sollen 2.500 Leute hier gewesen sein; heute am 09. Juli, beim WM-Finale, ist nicht so viel los - die Veranstalter vom Stura der Burg sch&amp;auml;tzen 800 - 800 Leute, auf die eine einzige Fahne kommt, eine Frankreichfahne.&lt;p&gt;&lt;img src=\"media/bild/hsz_06_07_wm600x150.jpg\" width=\"450\" height=\"115\" vspace=\"5\" /&gt;&lt;br /&gt;</text:p>
            <text:p text:style-name="P3">Im Schatten ist es angenehm. Meine Sitzposition: links au&amp;szlig;en in der Abwehr. Ein Jahrhundertsommer und eine Jahrtausend-WM, schie&amp;szlig;t es mir durch den Kopf. Die ersten vier Spiele der deutschen Elf haben im Schnitt 21,9 Mio Zuschauer allein im Fernsehen angeschaut. Weitere Millionen bei den public-viewing-events. Nicht zu reden von den unz&amp;auml;hligen Kneipen. &amp;Uuml;ber die B&amp;uuml;hne im Volkspark ist die Leinwand gespannt. Ein Beamer wirft das Bild, etwa zwei mal dreieinhalb Meter gro&amp;szlig;. Die Burgstudenten haben die ganzen &amp;Uuml;bertragungen so konzipiert, dass sich die Veranstaltungen selbst tragen k&amp;ouml;nnen. Der Volkspark ist einer von sechs ordentlich angemeldeten &amp;ouml;ffentlichen Pl&amp;auml;tzen in Halle, auf dem die WM-Spiele &amp;uuml;bertragen wurden. Ein anderer, nicht kostenloser, ist die S&amp;uuml;dkurve an der Stadtschleuse. Die anderen Orte m&amp;ouml;chte das Ordnungsamt nicht verraten, um irgendwelche Interessen Dritter zu sch&amp;uuml;tzen. Auch noch nach der WM.&lt;/p&gt;Auf der Terrasse vor dem Eingang zum Volksparkhaus spielen ein paar Kinder Fu&amp;szlig;ball, kreischen und zetern, wie die Gro&amp;szlig;en, und ... ach, das Spiel l&amp;auml;uft schon! Die Lautst&amp;auml;rke ist so gew&amp;auml;hlt, dass man weiter hinten durch das allgemeine Biergartengemurmel wenig mitbekommt. Und andauernd laufen Leute durchs Bild. Das Spiel selbst pl&amp;auml;tschert nach den beiden schnellen Toren ereignislos dahin. Allez les bleu! Allez les bleu! ruft jemand ab und zu. Die Stadionkamera schwenkt auf eine h&amp;uuml;bsche Blondine im Frankreichtrikot. Sie freut sich, dass sie auch mal hier ist, sagt Beckmann aus dem Off. Der Mann erz&amp;auml;hlt einen Schei&amp;szlig;, das nervt!, wird der Kommentator kommentiert. &lt;br /&gt;</text:p>
            <text:p text:style-name="P3">&lt;br /&gt;</text:p>
            <text:p text:style-name="P3">Franz&amp;ouml;sische Aktionen werden beklatscht; w&amp;auml;lzt sich ein Italiener am Boden, gibt es vereinzelt Buh!-Rufe. In der Halbzeitpause nach der Tagesschau sehen wir im Pausenprogramm ein Transparent: Danke Deutschland f&amp;uuml;r deine Gastfreundschaft! Zustimmendes Gemurmel und sch&amp;uuml;chterner Applaus. Nach neun zieht es sich allm&amp;auml;hlich zu, und der azurblaue Himmel verschwindet. Hei&amp;szlig; ist es aber immer noch. Die Franzosen geben nun mehr Gas, daran &amp;auml;ndert auch das Abseitstor der Italiener nichts. Es wird nur noch in einer H&amp;auml;lfte gespielt. Sie sind erwacht, die Franzosen! Applaus f&amp;uuml;r Beckmanns Aktion.&lt;br /&gt;</text:p>
            <text:p text:style-name="P3">&lt;br /&gt;</text:p>
            <text:p text:style-name="P3">Langsam wird es richtig duster und die M&amp;uuml;cken frecher. Die Bilder der Leinwand spiegeln sich im gr&amp;uuml;nen &amp;Uuml;berzelt vor der kleinen B&amp;uuml;hne. Immer noch 1:1. Die regul&amp;auml;re Spielzeit ist abgelaufen. Verl&amp;auml;ngerung. Die ersten stehen auf und gehen nach Hause. Zidane k&amp;ouml;pft, Buffon h&amp;auml;lt. Ein beschissenes Raunen geht durch den Volkspark, aber die Frankreichfahne wird weiter tapfer geschwenkt. Kurze Zeit sp&amp;auml;ter liegt Materazzi am Boden. Nach der Kameraaufkl&amp;auml;rung <text:s/>Applaus f&amp;uuml;r Zidane. Eine junge Frau links hinter mir ist entsetzt: Das hat doch aber bestimmt wehgetan! - Das war schon okay so, wird ihr erkl&amp;auml;rt. - Die Italiener, das sind die gehasstetsten Leute, in ganz Europa.&lt;br /&gt;</text:p>
            <text:p text:style-name="P3">&lt;br /&gt;</text:p>
            <text:p text:style-name="P3">Es ist dunkel. Das Publikum aufgeregt. Allez les bleu! Porca Italia! Elfmeterschie&amp;szlig;en! Trezeguet an den Querbalken! Grosso trifft! - Auf der Stra&amp;szlig;e knattert in einiger Entfernung ein Moped vorbei. Im Gras zirpt ein H&amp;uuml;pfer. rnrnWas ist passiert? Die jubelnden Italiener im Olympiastadion k&amp;ouml;nnen es noch gar nicht so recht fassen, genauso wie das Publikum hier. Rechts vorne bei der kleinen B&amp;uuml;hne freuen sich ein paar italienische Anh&amp;auml;nger, die sich bis zu diesem Zeitpunkt vorsichtig, unauff&amp;auml;llig und ruhig verhalten hatten.&lt;br /&gt;</text:p>
            <text:p text:style-name="P3">&lt;br /&gt;</text:p>
            <text:p text:style-name="P3">Die Mehrheit ist mit dem neuen Weltmeister unzufrieden. - Die habe nur ein gutes Spiel gemacht, gegen uns, und das haben sie gewonnen. Leider! - Erst verlieren wir in letzter Minute, dann die Franzosen im Elfmeterschie&amp;szlig;en - Na gut, haben wir nur gegen den sp&amp;auml;teren Weltmeister verloren. Ist ja keine Schande. - Ungerecht! Ungerecht! Ah, ich k&amp;ouml;nnte mich so was von aufregen! - Die Itaker haben sich doch nur ins Finale gemogelt! - Das kann ich jetzt echt nicht glauben. So eine Schei&amp;szlig;e. - Bring mir mal noch eins mit, von - was? Alle? Vorbei? - Schei&amp;szlig;e.</text:p>
          </table:table-cell>
          <table:table-cell table:style-name="TableCell1">
            <text:p text:style-name="P3">Uwe Hartwig</text:p>
          </table:table-cell>
          <table:table-cell table:style-name="TableCell1">
            <text:p text:style-name="P3">28</text:p>
          </table:table-cell>
          <table:table-cell table:style-name="TableCell1">
            <text:p text:style-name="P3">ja</text:p>
          </table:table-cell>
        </table:table-row>
        <table:table-row>
          <table:table-cell table:style-name="TableCell1">
            <text:p text:style-name="P3">19</text:p>
          </table:table-cell>
          <table:table-cell table:style-name="TableCell1">
            <text:p text:style-name="P3">2006-10-16 00:00:00</text:p>
          </table:table-cell>
          <table:table-cell table:style-name="TableCell1">
            <text:p text:style-name="P3">Rezensionen</text:p>
          </table:table-cell>
          <table:table-cell table:style-name="TableCell1">
            <text:p text:style-name="P3">Im Opernhaus tanzen die Puppen...</text:p>
          </table:table-cell>
          <table:table-cell table:style-name="TableCell1">
            <text:p text:style-name="P3">"Beeindruckend" h&amp;ouml;rte man nach der Premiere von "Das Rheingold" am 7. Oktober viele G&amp;auml;ste nach Verlassen des Saales zueinander sagen. Dieses eine Wort trifft es haargenau, denn es passt sowohl auf die hervorragenden gesanglichen Leistungen der Operns&amp;auml;nger als auch als Beschreibung der szenischen Umsetzung durch die Puppenspieler.</text:p>
          </table:table-cell>
          <table:table-cell table:style-name="TableCell1">
            <text:p text:style-name="P3">"Beeindruckend" h&amp;ouml;rte man nach der Premiere von ?Das Rheingold? am 7. Oktober viele G&amp;auml;ste nach Verlassen des Saales zueinander sagen. Dieses eine Wort trifft es haargenau, denn es passt sowohl auf die hervorragenden gesanglichen Leistungen der Operns&amp;auml;nger als auch als Beschreibung der szenischen Umsetzung durch die Puppenspieler. Die Inszenierung dieses Wagner-Themas wurde auf bisher deutschlandweit einmalige Weise umgesetzt. Das Opernhaus arbeitet daf&amp;uuml;r Hand in Hand mit dem Puppentheater, dessen Puppen die Geschichte des Rheingoldes bildlich f&amp;uuml;r den Zuschauer erz&amp;auml;hlen. rnrnrnrnDie Operns&amp;auml;nger haben dabei ihre Positionen links und rechts der B&amp;uuml;hne, w&amp;auml;hrend sich die Puppenspieler mittig in der Kulisse befinden, im Hintergrund das Orchester. Allerdings spielen insgesamt nur drei Puppen, bei allen anderen Rollen nehmen Schauspieler die Puppenrolle bzw. die Verk&amp;ouml;rperung der Figuren ein. Die Handlung sollte dem opernfreundlich eingestellten Zuschauer jedoch unbedingt vorher in groben Z&amp;uuml;gen bekannt sein. rnrnrnrnAlles hat seinen Beginn bei Alberich, einem Zwerg des Nibelungengeschlechts. Er raubt den Goldschatz aus den Tiefen des Rheins und schmiedet sich daraus einen Ring, der ihm ?ma&amp;szlig;lose Macht? verleiht. Wotan, Gott der Vertr&amp;auml;ge, hat sich ein neues Schloss bauen lassen und muss nun entweder mit seiner Schw&amp;auml;gerin, zust&amp;auml;ndig f&amp;uuml;r ewige Jugend unter den G&amp;ouml;ttern, bezahlen oder Alberich und seinen Goldschatz als Ersatz finden. Der jedoch hat sich von seinem Bruder Mime eine Tarnkappe fertigen lassen und kann nur mit einem Trick &amp;uuml;berw&amp;auml;ltigt werden. Um seine Freiheit wieder zu erlangen, muss Alberich seine Sch&amp;auml;tze, die Tarnkappe und auch den Ring, der nur Unheil bringt, abtreten. rnrnrnrnWas hier kurz erz&amp;auml;hlt ist, l&amp;auml;sst sich lang inszenieren und da der Genuss ohne Pause stattfindet, sind kurzzeitige Aufmerksamkeitsschw&amp;auml;chen in den zweieinhalb Stunden zu verzeihen. Sp&amp;auml;testens beim Kulissenwechsel ist jedoch neue Spannung aufgebaut, da sich ungeahnte Tiefen aus dem B&amp;uuml;hnenraum heben und auch die Lichtgestaltung wundersch&amp;ouml;n mit dem Gesamtkonzept harmoniert. rnrnrnrnInsgesamt ist das St&amp;uuml;ck nicht unbedingt uneingeschr&amp;auml;nkt zu empfehlen, aber wer Wagner mag oder Puppentheater mal anders sehen m&amp;ouml;chte, sollte sich ?Das Rheingold? nicht entgehen lassen. rnrnrnrnmehr Infos: &lt;a href="http://www.oper-halle.de" target="_blank"&gt;www.oper-halle.de&lt;/a&gt; rnrnrnrnn&amp;auml;chste Vorstellungen: rnrn29.Oktober, 15 Uhr; rnrn3. und 25. November, jeweils 19.30 Uhr</text:p>
          </table:table-cell>
          <table:table-cell table:style-name="TableCell1">
            <text:p text:style-name="P3">Redaktion</text:p>
          </table:table-cell>
          <table:table-cell table:style-name="TableCell1">
            <text:p text:style-name="P3">25</text:p>
          </table:table-cell>
          <table:table-cell table:style-name="TableCell1">
            <text:p text:style-name="P3">ja</text:p>
          </table:table-cell>
        </table:table-row>
        <table:table-row>
          <table:table-cell table:style-name="TableCell1">
            <text:p text:style-name="P3">20</text:p>
          </table:table-cell>
          <table:table-cell table:style-name="TableCell1">
            <text:p text:style-name="P3">2007-01-31 00:00:00</text:p>
          </table:table-cell>
          <table:table-cell table:style-name="TableCell1">
            <text:p text:style-name="P3">Rezensionen</text:p>
          </table:table-cell>
          <table:table-cell table:style-name="TableCell1">
            <text:p text:style-name="P3">"Dieser Weg auf den H&amp;ouml;hen ist zu Ende <text:s/>gegangen" Zur Dekonstruktion des Heimatliedes in Herbert Roth</text:p>
          </table:table-cell>
          <table:table-cell table:style-name="TableCell1">
            <text:p text:style-name="P3">Seit 13.10.06 spielt das Thalia-Theater Herbert Roth. Der Regisseur Christian Bayer gestaltet f&amp;uuml;r seine G&amp;auml;ste einen Th&amp;uuml;ringer Heimatabend, anl&amp;auml;sslich des Oeuvres des ostdeutschen Musikantenk&amp;ouml;nigs. Die musikalische Reise durch den Th&amp;uuml;ringer Wald vollzieht sich anhand Herbert Roths bekanntesten Kompositionen, allen voran nat&amp;uuml;rlich das Rennsteiglied.</text:p>
          </table:table-cell>
          <table:table-cell table:style-name="TableCell1">
            <text:p text:style-name="P3">Seit 13.10.06 spielt das Thalia-Theater Herbert Roth. Der Regisseur Christian Bayer gestaltet f&amp;uuml;r seine G&amp;auml;ste einen Th&amp;uuml;ringer Heimatabend, anl&amp;auml;sslich des ?uvres des ostdeutschen Musikantenk&amp;ouml;nigs. Die musikalische Reise durch den Th&amp;uuml;ringer Wald vollzieht sich anhand Herbert Roths bekanntesten Kompositionen ? allen voran nat&amp;uuml;rlich das Rennsteiglied. Der Liederkanon wird von Laienschauspielern aus dem Thalia-Jugendklub virtuos ausgestaltet. Unterbrochen wird der Melodienreigen lediglich von kurzen Videosequenzen, die Christian Bayer in seinem geliebten Th&amp;uuml;ringen zeigen. Der Rennsteig, der Geburtsort und die Lieblingskneipe Herbert Roths sind auf diese Weise virtuell in Halle dabei. Dazu gibt?s ebenfalls aufgezeichnete Interviews mit Roths Tochter und einem repr&amp;auml;sentativen Bratwurstbr&amp;auml;ter an einer typischen Th&amp;uuml;ringer Bundesstra&amp;szlig;e. Kulinarisch eingerahmt wird die Veranstaltung von authentischer Bratwurst und Bier aus dem gr&amp;uuml;nen Herzen Deutschlands.rnrnSieht man Christian Bayers Reminiszenz an Herbert Roth und sein ostzonales Th&amp;uuml;ringer Heimatland nur als eine musikalische Gru&amp;szlig;botschaft an die Exil-Th&amp;uuml;ringer, verfehlt man eine wesentliche Pointe. Das St&amp;uuml;ck besticht vor allem durch seine Ambiguit&amp;auml;t. &lt;br /&gt;</text:p>
            <text:p text:style-name="P3">&lt;br /&gt;</text:p>
            <text:p text:style-name="P3">&lt;img src="bilder/roth_kleinerSTOP.jpg" width="200" height="423" alt="Herbert Roth" align="left" hspace="10" vspace="5"&gt;Die obligatorischen Rentner im Publikum scheinen auf einen Heimatabend zu hoffen, der es einem warm ums Herz werden l&amp;auml;sst. F&amp;uuml;r sie hat Herbert Roth Gro&amp;szlig;es geleistet, er, der die Sehnsucht nach Harmonie und unbeschwerter Freude in Lieder gegossen hat. Er, der die eingeschr&amp;auml;nkte Reisefreiheit der DDR-B&amp;uuml;rger mit mindestens einem Titel f&amp;uuml;r jeden Kilometer Rennsteig vergessen machen wollte. F&amp;uuml;r diese Personen im Publikum ist Herbert Roth ernsthafter Bestandteil in einem koh&amp;auml;renten Lebensentwurf. rnrnDoch das Thalia kn&amp;uuml;pft nicht an die aalglatte Heimatwelt aus dem Musikantenstadl und Achim Menzels Scheunen-Surrogat an.rnAber auch der ironisch distanzierte Jugendliche kommt nicht ganz auf seine Kosten. Weder Herbert Roth noch seine Tochter werden in dem St&amp;uuml;ck durch den Kakao gezogen ? freilich legen sie sich unfreiwillig selbst hinein ? doch in der Pr&amp;auml;sentation der fr&amp;ouml;hlichen Melodien und im Interview mit Roths Tochter kann sich eine &amp;uuml;ber die Ma&amp;szlig;en ironisierte Lesart nicht durchsetzen. Zumindest ein St&amp;uuml;ck weit antizipiert man die Tochtergef&amp;uuml;hle von Frau Roth, verf&amp;auml;ngt sich gelegentlich emotional in den Keyboardharmonien und steigt auf in die luftigen H&amp;ouml;hen der Wald-und-Wiesen-Lyrik. Sp&amp;auml;testens bei der Zugabe zuckt wenigstens der gro&amp;szlig;e Zeh nach dem Beat der gemimten Musikanten. Auch den Schauspielern merkt man die Gratwanderung zwischen den Lesarten an. &lt;br /&gt;</text:p>
            <text:p text:style-name="P3">&lt;br /&gt;</text:p>
            <text:p text:style-name="P3">Nun ja, man hat gelernt, sich von Heimat und Volksmusik zu distanzieren. Blasmusik aus Deutschland ist im Gegensatz zum Folk aus anderen L&amp;auml;ndern absolut out.rnMan ist ge&amp;uuml;bt darin, volkst&amp;uuml;mlichen Kitsch modisch zu zitieren ? es ist ganz bezeichnend, dass einer der Schauspieler ein angesagtes Blutsbruder-Shirt tr&amp;auml;gt, aber auch die Trendmarke Alprausch w&amp;auml;re denkbar gewesen. &lt;br /&gt;</text:p>
            <text:p text:style-name="P3">Was man nicht gelernt hat, ist, sich mit seiner Heimat zu identifizieren. Anstelle der Herbert-Roth-J&amp;uuml;nger stehen gegenw&amp;auml;rtig viele spezielle Subkulturen zur Verf&amp;uuml;gung, doch ? mit Ausnahme des Neo-Fu&amp;szlig;balltrends vielleicht ? regt keine der trendy Sparten zur Identifikation mit der Fauna und Flora seines Bundeslandes an. Darauf st&amp;ouml;&amp;szlig;t einen das St&amp;uuml;ck auf peinliche Art und Weise. &lt;br /&gt;</text:p>
            <text:p text:style-name="P3">&lt;br /&gt;</text:p>
            <text:p text:style-name="P3">Erholsam w&amp;auml;re f&amp;uuml;r den Zuschauer, sich in eine Lesart zu ergeben. Herbert Roth entweder auszulachen oder mit ihm mitzuf&amp;uuml;hlen sind die Optionen. Sich eingegliedert wissen in einen Kreis von Rezipienten, der einem die Sicherheit gibt, auf der richtigen Seite des Lebens zu stehen. Einen der zur Verf&amp;uuml;gung stehenden Codes nutzen, mit einzustimmen in den Musikantenreigen oder sich wohlbegr&amp;uuml;ndet abzuwenden, das w&amp;auml;re die richtige Methode, um allen Irritationen aus dem Weg zu gehen. Aber genau dieses Selbstverst&amp;auml;ndnis verwehrt einem der Herbert-Roth-Abend. rnrnWas soll man aber halten von einem St&amp;uuml;ck, das weder Fisch noch Fleisch sein will?&lt;br /&gt;</text:p>
            <text:p text:style-name="P3">"Herbert Roth ? Ein Th&amp;uuml;ringer Heimatabend" leistet vor allem eins, die vollkommene Dekonstruktion des Heimatliedgenres. Das unkritische Mitschunkeln war ohnehin obsolet geworden, aber auch das ironisch distanzierte Wiederaufgreifen einzelner Aspekte im Rahmen einer Trashkultur muss nach Herbert Roth ad acta gelegt werden. In den bitterb&amp;ouml;s gesprochenen und beinahe hasserf&amp;uuml;llt gesungenen Passagen der Heimatlieder springt den Zuschauer die Vergewaltigung an, die eine Retrowelle den an sich so lieb gemeinten Heimatliedzeilen zukommen l&amp;auml;sst. Die zwei, drei verwirrten Rentner, die sich stellvertretend f&amp;uuml;r eine Generation von Eltern und Gro&amp;szlig;eltern ins Publikum verirrt haben, m&amp;uuml;ssen erleben, wie ihr Herbert Roth bis zu Unkenntlichkeit konterkariert wird. Das kann keiner von uns wollen. &lt;br /&gt;</text:p>
            <text:p text:style-name="P3">&lt;br /&gt;</text:p>
            <text:p text:style-name="P3">Wer sich diese Art von Spannung geben m&amp;ouml;chte, hat am 7., 8., 9. und 10. Februar 2007 jeweils um 20 Uhr im Puschkinhaus des Thalia-Theaters die Gelegenheit dazu.</text:p>
          </table:table-cell>
          <table:table-cell table:style-name="TableCell1">
            <text:p text:style-name="P3">Redaktion</text:p>
          </table:table-cell>
          <table:table-cell table:style-name="TableCell1">
            <text:p text:style-name="P3">28</text:p>
          </table:table-cell>
          <table:table-cell table:style-name="TableCell1">
            <text:p text:style-name="P3">ja</text:p>
          </table:table-cell>
        </table:table-row>
        <table:table-row>
          <table:table-cell table:style-name="TableCell1">
            <text:p text:style-name="P3">21</text:p>
          </table:table-cell>
          <table:table-cell table:style-name="TableCell1">
            <text:p text:style-name="P3">2007-02-09 00:00:00</text:p>
          </table:table-cell>
          <table:table-cell table:style-name="TableCell1">
            <text:p text:style-name="P3">Uni + Leben</text:p>
          </table:table-cell>
          <table:table-cell table:style-name="TableCell1">
            <text:p text:style-name="P3">K&amp;ouml;hler f&amp;uuml;r "starken Staat"</text:p>
          </table:table-cell>
          <table:table-cell table:style-name="TableCell1">
            <text:p text:style-name="P3">Bundespr&amp;auml;sident Prof. Dr. Horst K&amp;ouml;hler fordert einen "starken Staat" im Bildungsbereich. Das berichtet der Deutschlandfunk in seiner heutigen Sendung "Campus und Karriere". Anlass war eine Diskussionsveranstaltung mit T&amp;uuml;binger Studierenden.</text:p>
          </table:table-cell>
          <table:table-cell table:style-name="TableCell1">
            <text:p text:style-name="P3">Bundespr&amp;auml;sident Prof. Dr. Horst K&amp;ouml;hler fordert einen "starken Staat" im Bildungsbereich. Das berichtet der Deutschlandfunk in seiner heutigen Sendung "Campus und Karriere". Anlass war eine Diskussionsveranstaltung mit T&amp;uuml;binger Studierenden &amp;uuml;ber das Thema "Mein Europa", an der auch der italienische Pr&amp;auml;sident Giorgio Napolitano teilnahm. K&amp;ouml;hler, der vor seinem Pr&amp;auml;sidialamt Gesch&amp;auml;ftsf&amp;uuml;hrender Direktor des Internationalen W&amp;auml;hrungsfonds war, bezweifelte, dass man Bildung privaten Anbietern &amp;uuml;berlassen k&amp;ouml;nne.</text:p>
          </table:table-cell>
          <table:table-cell table:style-name="TableCell1">
            <text:p text:style-name="P3">Konrad Dieterich</text:p>
          </table:table-cell>
          <table:table-cell table:style-name="TableCell1">
            <text:p text:style-name="P3">28</text:p>
          </table:table-cell>
          <table:table-cell table:style-name="TableCell1">
            <text:p text:style-name="P3">ja</text:p>
          </table:table-cell>
        </table:table-row>
        <table:table-row>
          <table:table-cell table:style-name="TableCell1">
            <text:p text:style-name="P3">22</text:p>
          </table:table-cell>
          <table:table-cell table:style-name="TableCell1">
            <text:p text:style-name="P3">2007-03-22 00:00:00</text:p>
          </table:table-cell>
          <table:table-cell table:style-name="TableCell1">
            <text:p text:style-name="P3">Rezensionen</text:p>
          </table:table-cell>
          <table:table-cell table:style-name="TableCell1">
            <text:p text:style-name="P3">Raucherecke ohne Tulpen</text:p>
          </table:table-cell>
          <table:table-cell table:style-name="TableCell1">
            <text:p text:style-name="P3">"Eine Zigarette lang. Kein Hollaender Abend" im Neuen Theater: die B&amp;uuml;hne ist leer und das im wahrsten Wortsinne. Transparenter schwarzer Stoff schafft die Illusion von W&amp;auml;nden. Einzig auffallend ist das Klavier, das am Rand steht und an dem J&amp;ouml;rg Leistner die Musik f&amp;uuml;r den Abend erschafft.</text:p>
          </table:table-cell>
          <table:table-cell table:style-name="TableCell1">
            <text:p text:style-name="P3">"Eine Zigarette lang. Kein Hollaender Abend" im Neuen Theater rnrnDie B&amp;uuml;hne ist leer und das im wahrsten Wortsinne. Transparenter schwarzer Stoff schafft die Illusion von W&amp;auml;nden. Einzig auffallend ist das Klavier, das am Rand steht und an dem J&amp;ouml;rg Leistner die Musik f&amp;uuml;r den Abend erschafft.rnEine Frau (Elke Richter) stolpert von einer Party in den kleinen B&amp;uuml;hnenraum. Sie sieht gut aus f&amp;uuml;r ihr Alter und ist sehr gut gekleidet. W&amp;auml;hrend sie hektisch raucht, erz&amp;auml;hlt sie von ihrem Leben. rnSie und die Kinder sind von dem Mann verlassen worden, f&amp;uuml;r den sie ihr altes Leben aufgegeben hatte. Denn ?Vor Howard hab ich nie etwas gef&amp;uuml;hlt?, so sagt sie. Und zieht an der Zigarette. Sie setzt fort: ?Wir lieben uns jeden Tag?. Aber diese Liebe scheint br&amp;uuml;chig, genau wie ihr restliches Leben. Durch Projektionen auf den W&amp;auml;nden erleben wir ihre Kindheit und sehen den Entwurf f&amp;uuml;r die Zukunft. Scheinbar verr&amp;uuml;ckt sitzt sie im Rollstuhl und gibt Lebensweisheiten von sich. Die Angst vor Alter und Einsamkeit l&amp;auml;sst sich nicht leugnen. Alleinsein scheint das Schlimmste f&amp;uuml;r sie zu sein und deswegen muss sie ihren Mann auch unbedingt behalten. rn?Einige wenige passen zu vielen, die meisten passen zu niemandem.? Wer sind die meisten? Den Zuschauer beschleicht das Gef&amp;uuml;hl, dass das jeder sein kann. Auch man selbst.rnUnd w&amp;auml;hrend diese Frau die B&amp;uuml;hne in einen Beichtstuhl verwandelt, und von sich redet, dem Zuschauer ungewollten Eindruck in die Intimit&amp;auml;ten ihres Lebens gibt, raucht sie. Die Zigarette ist ihr Halt, ihre St&amp;uuml;tze, vielleicht die einzige. Und mit jedem bisschen Asche, das sie verliert, geht ein weiteres St&amp;uuml;ck Lebensenergie. Energie, die ihre Konkurrentin (Nancy Fischer) noch hat. Jung ist die und ihr so &amp;auml;hnlich, dass das Publikum unwillk&amp;uuml;rlich f&amp;uuml;rchtet, deren Zukunft schon zu ahnen. rnAm Ende macht die Frau die Zigarette aus, geht zur&amp;uuml;ck zur Feier, und l&amp;auml;sst den Zuschauer mit den Splittern ihres Lebens sitzen. Man hat das Bed&amp;uuml;rfnis, tief durch zu atmen ? und Fragen zu stellen. (Zum Beispiel warum es ?Kein Hollaender? Abend ist.)</text:p>
          </table:table-cell>
          <table:table-cell table:style-name="TableCell1">
            <text:p text:style-name="P3">Redaktion</text:p>
          </table:table-cell>
          <table:table-cell table:style-name="TableCell1">
            <text:p text:style-name="P3">24</text:p>
          </table:table-cell>
          <table:table-cell table:style-name="TableCell1">
            <text:p text:style-name="P3">ja</text:p>
          </table:table-cell>
        </table:table-row>
        <table:table-row>
          <table:table-cell table:style-name="TableCell1">
            <text:p text:style-name="P3">30</text:p>
          </table:table-cell>
          <table:table-cell table:style-name="TableCell1">
            <text:p text:style-name="P3">2007-05-03 00:00:00</text:p>
          </table:table-cell>
          <table:table-cell table:style-name="TableCell1">
            <text:p text:style-name="P3">Redaktion</text:p>
          </table:table-cell>
          <table:table-cell table:style-name="TableCell1">
            <text:p text:style-name="P3">Download pdf &lt;i&gt;hastuzeit&lt;/i&gt; Nr.13</text:p>
          </table:table-cell>
          <table:table-cell table:style-name="TableCell1">
            <text:p text:style-name="P3">Die neue &lt;i&gt;hastuzeit&lt;/i&gt; Nr. 13 | Mai 2007 ist nun im &lt;a href="index.php?archiv=printausgaben" &gt;[Printarchiv]&lt;/a&gt;. Den Inhalt der neuen Ausgabe k&amp;ouml;nnt ihr &lt;a href="index.php?seite=21" target="_parent"&gt;[hier]&lt;/a&gt; ansehen, zum Download der pdf-Datei geht's &lt;a href="archiv/hastuzeit13.pdf" target="_blank"&gt;[ hier ]&lt;/a&gt;.</text:p>
          </table:table-cell>
          <table:table-cell table:style-name="TableCell1">
            <text:p text:style-name="P3"/>
          </table:table-cell>
          <table:table-cell table:style-name="TableCell1">
            <text:p text:style-name="P3">Martin Schreiber</text:p>
          </table:table-cell>
          <table:table-cell table:style-name="TableCell1">
            <text:p text:style-name="P3">30</text:p>
          </table:table-cell>
          <table:table-cell table:style-name="TableCell1">
            <text:p text:style-name="P3">ja</text:p>
          </table:table-cell>
        </table:table-row>
        <table:table-row>
          <table:table-cell table:style-name="TableCell1">
            <text:p text:style-name="P3">31</text:p>
          </table:table-cell>
          <table:table-cell table:style-name="TableCell1">
            <text:p text:style-name="P3">2007-10-06 00:00:00</text:p>
          </table:table-cell>
          <table:table-cell table:style-name="TableCell1">
            <text:p text:style-name="P3">Redaktion</text:p>
          </table:table-cell>
          <table:table-cell table:style-name="TableCell1">
            <text:p text:style-name="P3">Neuer Chefredakteur gew&amp;auml;hlt</text:p>
          </table:table-cell>
          <table:table-cell table:style-name="TableCell1">
            <text:p text:style-name="P3"><text:s/></text:p>
          </table:table-cell>
          <table:table-cell table:style-name="TableCell1">
            <text:p text:style-name="P3"/>
          </table:table-cell>
          <table:table-cell table:style-name="TableCell1">
            <text:p text:style-name="P3">Administrator</text:p>
          </table:table-cell>
          <table:table-cell table:style-name="TableCell1">
            <text:p text:style-name="P3">0</text:p>
          </table:table-cell>
          <table:table-cell table:style-name="TableCell1">
            <text:p text:style-name="P3">nein</text:p>
          </table:table-cell>
        </table:table-row>
        <table:table-row>
          <table:table-cell table:style-name="TableCell1">
            <text:p text:style-name="P3">32</text:p>
          </table:table-cell>
          <table:table-cell table:style-name="TableCell1">
            <text:p text:style-name="P3">2007-10-19 00:00:00</text:p>
          </table:table-cell>
          <table:table-cell table:style-name="TableCell1">
            <text:p text:style-name="P3">Redaktion</text:p>
          </table:table-cell>
          <table:table-cell table:style-name="TableCell1">
            <text:p text:style-name="P3">Download pdf &lt;i&gt;hastuzeit&lt;/i&gt; Nr.15</text:p>
          </table:table-cell>
          <table:table-cell table:style-name="TableCell1">
            <text:p text:style-name="P3">Die neue &lt;i&gt;hastuzeit&lt;/i&gt; Nr. 15 | Oktober 2007 ist nun im &lt;a href=\"index.php?id=print_archiv\"&gt;[ Printausgaben ]&lt;/a&gt;. Den Inhalt kann man sich &lt;a href=\"index.php?seite=22\"&gt;[ hier ]&lt;/a&gt; ansehen, direkt zum Download der pdf-Datei geht\'s &lt;a href=\"archiv/hastuzeit15.pdf\"&gt;[ hier ]&lt;/a&gt; (Gr&amp;ouml;&amp;szlig;e: 1,916 KB).</text:p>
          </table:table-cell>
          <table:table-cell table:style-name="TableCell1">
            <text:p text:style-name="P3"/>
          </table:table-cell>
          <table:table-cell table:style-name="TableCell1">
            <text:p text:style-name="P3">Administrator</text:p>
          </table:table-cell>
          <table:table-cell table:style-name="TableCell1">
            <text:p text:style-name="P3">82</text:p>
          </table:table-cell>
          <table:table-cell table:style-name="TableCell1">
            <text:p text:style-name="P3">ja</text:p>
          </table:table-cell>
        </table:table-row>
        <table:table-row>
          <table:table-cell table:style-name="TableCell1">
            <text:p text:style-name="P3">27</text:p>
          </table:table-cell>
          <table:table-cell table:style-name="TableCell1">
            <text:p text:style-name="P3">2007-05-11 00:00:00</text:p>
          </table:table-cell>
          <table:table-cell table:style-name="TableCell1">
            <text:p text:style-name="P3">Hochschule + Politik</text:p>
          </table:table-cell>
          <table:table-cell table:style-name="TableCell1">
            <text:p text:style-name="P3">Wahlergebnisse Hochschulwahl 9.Mai 2007</text:p>
          </table:table-cell>
          <table:table-cell table:style-name="TableCell1">
            <text:p text:style-name="P3">Die vorl&amp;auml;ufigen Ergebnisse der Hochschulwahl vom 9. Mai liegen vor. &lt;br /&gt;</text:p>
            <text:p text:style-name="P3">F&amp;uuml;r den StuRa und die Fachschaftsr&amp;auml;te: &lt;a href="http://www.hochschulwahl.info" target="_blank"&gt;www.hochschulwahl.info&lt;/a&gt;&lt;br /&gt;</text:p>
            <text:p text:style-name="P3">F&amp;uuml;r den Senat (stud. Sitze): &lt;a href="http://www.verwaltung.uni-halle.de/wahlen/hochsch/hs07.htm" <text:s/>target="_blank"&gt;www.verwaltung.uni-halle.de/wahlen&lt;/a&gt;</text:p>
          </table:table-cell>
          <table:table-cell table:style-name="TableCell1">
            <text:p text:style-name="P3"/>
          </table:table-cell>
          <table:table-cell table:style-name="TableCell1">
            <text:p text:style-name="P3">Konrad Dieterich</text:p>
          </table:table-cell>
          <table:table-cell table:style-name="TableCell1">
            <text:p text:style-name="P3">44</text:p>
          </table:table-cell>
          <table:table-cell table:style-name="TableCell1">
            <text:p text:style-name="P3">ja</text:p>
          </table:table-cell>
        </table:table-row>
        <table:table-row>
          <table:table-cell table:style-name="TableCell1">
            <text:p text:style-name="P3">28</text:p>
          </table:table-cell>
          <table:table-cell table:style-name="TableCell1">
            <text:p text:style-name="P3">2007-08-30 00:00:00</text:p>
          </table:table-cell>
          <table:table-cell table:style-name="TableCell1">
            <text:p text:style-name="P3">Redaktion</text:p>
          </table:table-cell>
          <table:table-cell table:style-name="TableCell1">
            <text:p text:style-name="P3">Download pdf &lt;i&gt;hastuzeit&lt;/i&gt; Nr.14</text:p>
          </table:table-cell>
          <table:table-cell table:style-name="TableCell1">
            <text:p text:style-name="P3">Die neue &lt;i&gt;hastuzeit&lt;/i&gt; Nr. 14 | Juli 2007 ist nun im &lt;a href=\"index.php?id=print_archiv\"&gt;[ Printausgaben ]&lt;/a&gt;. Den Inhalt kann man sich &lt;a href=\"index.php?id=printausgabe&amp;print_id=16\"&gt;[ hier ]&lt;/a&gt; ansehen, direkt zum Download der pdf-Datei geht\'s &lt;a href=\"archiv/hastuzeit14.pdf\"&gt;[ hier ]&lt;/a&gt; (Gr&amp;ouml;&amp;szlig;e: 2.459 KB).</text:p>
          </table:table-cell>
          <table:table-cell table:style-name="TableCell1">
            <text:p text:style-name="P3"/>
          </table:table-cell>
          <table:table-cell table:style-name="TableCell1">
            <text:p text:style-name="P3">Martin Schreiber</text:p>
          </table:table-cell>
          <table:table-cell table:style-name="TableCell1">
            <text:p text:style-name="P3">55</text:p>
          </table:table-cell>
          <table:table-cell table:style-name="TableCell1">
            <text:p text:style-name="P3">ja</text:p>
          </table:table-cell>
        </table:table-row>
        <table:table-row>
          <table:table-cell table:style-name="TableCell1">
            <text:p text:style-name="P3">29</text:p>
          </table:table-cell>
          <table:table-cell table:style-name="TableCell1">
            <text:p text:style-name="P3">2007-05-25 00:00:00</text:p>
          </table:table-cell>
          <table:table-cell table:style-name="TableCell1">
            <text:p text:style-name="P3">Hochschule + Politik</text:p>
          </table:table-cell>
          <table:table-cell table:style-name="TableCell1">
            <text:p text:style-name="P3">Wahlergebnisse 2007 an der Uni</text:p>
          </table:table-cell>
          <table:table-cell table:style-name="TableCell1">
            <text:p text:style-name="P3">Die Endergebnisse der Wahlen f&amp;uuml;r den Senat liegen vor. Die Wahlbeteiligung der Studierenden ging minimal auf 14,98 % zur&amp;uuml;ck. Die Interessen der W&amp;auml;hlerinnen und W&amp;auml;hler vertreten im Senat nun Jens Abendroth (Medizinische Fakult&amp;auml;t), Michaela Wendt (Naturwiss. Fakult&amp;auml;t III, Mathematik), Thomas Merten (Naturwiss. Fakult&amp;auml;t III, Geowiss.) und Oliver Paulsen (Naturwiss. Fakult&amp;auml;t I, Biologie).</text:p>
          </table:table-cell>
          <table:table-cell table:style-name="TableCell1">
            <text:p text:style-name="P3">Die Endergebnisse der Wahlen f&amp;uuml;r den Senat liegen vor. Die Wahlbeteiligung der Studierenden ging minimal auf 14,98 % zur&amp;uuml;ck. Die Interessen der W&amp;auml;hlerinnen und W&amp;auml;hler vertreten im Senat nun Jens Abendroth (Medizinische Fakult&amp;auml;t), Michaela Wendt (Naturwiss. Fakult&amp;auml;t III, Mathematik), Thomas Merten (Naturwiss. Fakult&amp;auml;t III, Geowiss.) und Oliver Paulsen (Naturwiss. Fakult&amp;auml;t I, Biologie). Die drei Erstgenannten traten auf der Liste der Sozialdemokratischen Hochschulgruppe an, Oliver sitzt f&amp;uuml;r die Gr&amp;uuml;ne Hochschulgruppe im Senat.&lt;br /&gt;</text:p>
            <text:p text:style-name="P3">&lt;br /&gt;</text:p>
            <text:p text:style-name="P3">Inzwischen stehen auch die Ergebnisse der Wahlen f&amp;uuml;r die Fakult&amp;auml;tsr&amp;auml;te fest. Online sind sie unter [&lt;a href="http://www.verwaltung.uni-halle.de/wahlen/hochsch/hs07/erg07.htm" target="_blank"&gt;www.verwaltung.uni-halle.de/wahlen/&lt;/a&gt;] ver&amp;ouml;ffentlicht. &lt;br /&gt;</text:p>
            <text:p text:style-name="P3">&lt;br /&gt;</text:p>
            <text:p text:style-name="P3">Zur Wahl standen dieses Jahr nur die studentischen Vertreterinnen und Vertreter. Die &amp;uuml;brigen Mitgliedergruppen (Professoren, wissenschaftliche und nichtwissenschaftliche Mitarbeiter) haben eine Amtszeit von vier Jahren; somit werden diese erst wieder 2010 gew&amp;auml;hlt.</text:p>
          </table:table-cell>
          <table:table-cell table:style-name="TableCell1">
            <text:p text:style-name="P3">Konrad Dieterich</text:p>
          </table:table-cell>
          <table:table-cell table:style-name="TableCell1">
            <text:p text:style-name="P3">23</text:p>
          </table:table-cell>
          <table:table-cell table:style-name="TableCell1">
            <text:p text:style-name="P3">ja</text:p>
          </table:table-cell>
        </table:table-row>
        <table:table-row>
          <table:table-cell table:style-name="TableCell1">
            <text:p text:style-name="P3">25</text:p>
          </table:table-cell>
          <table:table-cell table:style-name="TableCell1">
            <text:p text:style-name="P3">2007-05-04 00:00:00</text:p>
          </table:table-cell>
          <table:table-cell table:style-name="TableCell1">
            <text:p text:style-name="P3">Redaktion</text:p>
          </table:table-cell>
          <table:table-cell table:style-name="TableCell1">
            <text:p text:style-name="P3">Korrektur &lt;i&gt;hastuzeit&lt;/i&gt; Nr. 13, Seite 7</text:p>
          </table:table-cell>
          <table:table-cell table:style-name="TableCell1">
            <text:p text:style-name="P3">Aufgrund einer fehlerhaften Wahlbekanntmachung gibt der Artikel "Was w&amp;auml;hle ich da eigentlich?" f&amp;uuml;r die Sitzverteilung der Fachschaftsr&amp;auml;te teilweise falsche Zahlen an. Im Zuge der Korrektur dieser Bekanntmachungen wurden ebenfalls die korrekten Zahlen weitergegeben.</text:p>
          </table:table-cell>
          <table:table-cell table:style-name="TableCell1">
            <text:p text:style-name="P3">Aufgrund einer fehlerhaften Wahlbekanntmachung gibt der Artikel "Was w&amp;auml;hle ich da eigentlich?" f&amp;uuml;r die Sitzverteilung der Fachschaftsr&amp;auml;te teilweise falsche Zahlen an. &lt;br /&gt;</text:p>
            <text:p text:style-name="P3">&lt;br /&gt;</text:p>
            <text:p text:style-name="P3">Der Fachschaftsrat &lt;b&gt;Jura&lt;/b&gt; hat nicht 9, sondern &lt;b&gt;7 Sitze&lt;/b&gt;.&lt;br /&gt;</text:p>
            <text:p text:style-name="P3">Der Fachschaftsrat &lt;b&gt;Wirtschaftswissenschaften&lt;/b&gt; hat nicht 9, sondern &lt;b&gt;11 Sitze&lt;/b&gt;.&lt;br /&gt;</text:p>
            <text:p text:style-name="P3">Der Fachschaftsrat &lt;b&gt;Erziehungswissenschaften&lt;/b&gt; hat nicht 7, sondern &lt;b&gt;9 Sitze&lt;/b&gt;.&lt;br /&gt;</text:p>
            <text:p text:style-name="P3">Der Fachschaftsrat &lt;b&gt;Sozialwissenschaften und historische Kulturwissenschaften&lt;/b&gt; &lt;br/ &gt;hat nicht 9, sondern &lt;b&gt;13 Sitze&lt;/b&gt;.&lt;br /&gt;</text:p>
            <text:p text:style-name="P3">Der Fachschaftsrat &lt;b&gt;Musik-, Sport-, Medien- und Kommunikationswissenschaften&lt;/b&gt; hat nicht 7, sondern &lt;b&gt;9 Sitze&lt;/b&gt;.&lt;br /&gt;</text:p>
            <text:p text:style-name="P3">Der Fachschaftsrat &lt;b&gt;Sprach-, Literatur- und Sprechwissenschaften und Phonetik&lt;/b&gt; hat nicht 9, sondern &lt;b&gt;11 Sitze&lt;/b&gt;.&lt;br /&gt;</text:p>
            <text:p text:style-name="P3">&lt;br /&gt;</text:p>
            <text:p text:style-name="P3">&lt;i&gt;Stand: 30. April 2007&lt;/i&gt;&lt;br /&gt;</text:p>
            <text:p text:style-name="P3">&lt;i&gt;Quelle: &lt;a href="http://www.hochschulwahl.info/dokumente/2007_04_30_wbk07.pdf" target="_blank"&gt;Korrektur der Wahlbekanntmachung auf www.hochschulwahl.info&lt;/a&gt;&lt;/i&gt;</text:p>
          </table:table-cell>
          <table:table-cell table:style-name="TableCell1">
            <text:p text:style-name="P3">Konrad Dieterich</text:p>
          </table:table-cell>
          <table:table-cell table:style-name="TableCell1">
            <text:p text:style-name="P3">25</text:p>
          </table:table-cell>
          <table:table-cell table:style-name="TableCell1">
            <text:p text:style-name="P3">ja</text:p>
          </table:table-cell>
        </table:table-row>
        <table:table-row>
          <table:table-cell table:style-name="TableCell1">
            <text:p text:style-name="P3">26</text:p>
          </table:table-cell>
          <table:table-cell table:style-name="TableCell1">
            <text:p text:style-name="P3">2007-06-07 00:00:00</text:p>
          </table:table-cell>
          <table:table-cell table:style-name="TableCell1">
            <text:p text:style-name="P3">Rezensionen</text:p>
          </table:table-cell>
          <table:table-cell table:style-name="TableCell1">
            <text:p text:style-name="P3">Wei&amp;szlig;er Glanz im bewegten Leben - das Thalia Theater zeigt Anton Reiser in den Frankeschen Stiftungen</text:p>
          </table:table-cell>
          <table:table-cell table:style-name="TableCell1">
            <text:p text:style-name="P3">Was f&amp;uuml;r ein Bild! In der historischen Kulisse des Lindenhofs der Frankeschen Stiftungen er&amp;ouml;ffnet ein Reigen aus 30 ganz in Wei&amp;szlig; gekleideten Kindern das Leben von Anton Reiser. Fr&amp;ouml;hlich und verspielt lassen sie Reifen rollen. Dass hier und da einer die Bahn verl&amp;auml;sst, kann nur als Symbol der letzten Unbeschwertheit sein.</text:p>
          </table:table-cell>
          <table:table-cell table:style-name="TableCell1">
            <text:p text:style-name="P3">Was f&amp;uuml;r ein Bild! &lt;br /&gt;</text:p>
            <text:p text:style-name="P3">In der historischen Kulisse des Lindenhofs der Frankeschen Stiftungen er&amp;ouml;ffnet ein Reigen aus 30 ganz in Wei&amp;szlig; gekleideten Kindern das Leben von Anton Reiser. Fr&amp;ouml;hlich und verspielt lassen sie Reifen rollen. Dass hier und da einer die Bahn verl&amp;auml;sst, kann nur als Symbol der letzten Unbeschwertheit sein. Ab dann beginnt das Leben des Anton Reiser kompliziert zu werden. Denn der Protagonist des Romans von Karl Phillip Moritz muss sich das Recht auf Bildung erk&amp;auml;mpfen, wird von den Mitsch&amp;uuml;lern ausgeschlossen, vom Lehrmeister ausgenutzt und sucht seinen Halt im Theater. Es ist das Loseisen von seiner beengenden Herkunft und dem Kampf um Anerkennung, welches das Leben Anton Reisers kennzeichnet. Denn &amp;uuml;berall wo er ankommt, wird er missverstanden und ausgeschlossen. So sucht er weiter.&lt;br /&gt;</text:p>
            <text:p text:style-name="P3">&lt;br /&gt;</text:p>
            <text:p text:style-name="P3">Die Inszenierung von Annegret Hahn zeigt diesen Zwiespalt sowohl musikalisch als auch schauspielerisch. So werden die Szenen immer wieder von Liedern Rio Reisers (der sich nach dem Protagonisten benannte) und etwas zu modern gestalteten Arien H&amp;auml;ndels untermalt. Die Figur Anton Reiser wird gleich von zwei Schauspielern (Harald H&amp;ouml;binger und Jan Gebauer) dargestellt. Die Kinder dreier hallenser Schulen d&amp;uuml;rfen dazwischen immer wieder auftreten. Sie gehen auf Stelzen den beschwerlichen Holperweg hinauf, lassen Luftballons erleichtert in die Luft steigen oder rocken zu Rio Reisers "Keine Macht f&amp;uuml;r Niemand". Sie sind die eigentlichen Helden des St&amp;uuml;cks, hauchen den langen Monologen Reisers erst Leben ein und zeigen mit ihrer kindlichen schauspielerischen Unproffesionallit&amp;auml;t die Besonderheit des Erwachsenwerdens. Dass der Inhalt nicht immer ganz deutlich postuliert wird, kann da gern vergessen werden. Schon allein die Tatsache, dass die Kinder von heute in den historischen Frankeschen Stiftungen - der Arche Noah f&amp;uuml;r wissbegierige arme Kinder im 17. Jahrhundert ? jenes St&amp;uuml;ck spielen, ist Symbol <text:s/>genug. Was f&amp;uuml;r ein Bild!&lt;br /&gt;</text:p>
            <text:p text:style-name="P3">&lt;br /&gt;</text:p>
            <text:p text:style-name="P3">N&amp;auml;chste Termine: 12./13. Juni, 15./16.Juni, 18-20. Juni</text:p>
          </table:table-cell>
          <table:table-cell table:style-name="TableCell1">
            <text:p text:style-name="P3">Redaktion</text:p>
          </table:table-cell>
          <table:table-cell table:style-name="TableCell1">
            <text:p text:style-name="P3">46</text:p>
          </table:table-cell>
          <table:table-cell table:style-name="TableCell1">
            <text:p text:style-name="P3">ja</text:p>
          </table:table-cell>
        </table:table-row>
        <table:table-row>
          <table:table-cell table:style-name="TableCell1">
            <text:p text:style-name="P3">24</text:p>
          </table:table-cell>
          <table:table-cell table:style-name="TableCell1">
            <text:p text:style-name="P3">2007-03-29 00:00:00</text:p>
          </table:table-cell>
          <table:table-cell table:style-name="TableCell1">
            <text:p text:style-name="P3">Rezensionen</text:p>
          </table:table-cell>
          <table:table-cell table:style-name="TableCell1">
            <text:p text:style-name="P3">(Un)coole Heimat?!</text:p>
          </table:table-cell>
          <table:table-cell table:style-name="TableCell1">
            <text:p text:style-name="P3">Heimat ist ein ziemlich uncooles und langweiliges Wort. Dennoch haben es gerade die j&amp;uuml;ngsten Schaupieler der Kulturinsel - der Jugendclub - gewagt, diese auf die B&amp;uuml;hne zu bringen. Das St&amp;uuml;ck "An der Saale hell gestrandet" zeigt, was f&amp;uuml;r die Hallenser Heimat ist.</text:p>
          </table:table-cell>
          <table:table-cell table:style-name="TableCell1">
            <text:p text:style-name="P3">Heimat ist ein ziemlich uncooles und langweiliges Wort. Dennoch haben es gerade rndie j&amp;uuml;ngsten Schaupieler der Kulturinsel - der Jugendclub - gewagt, diesernauf die B&amp;uuml;hne zu bringen. Das St&amp;uuml;ck "An der Saale hell gestrandet" zeigt, was f&amp;uuml;r die Hallenser Heimat ist.&lt;br /&gt;</text:p>
            <text:p text:style-name="P3">So werden Szenen von der Legende von Troja gespielt, die ebenso eine Facette der Heimat zeigen, wie das heutige Leben in Halle-Neustadt. Dabei geh&amp;ouml;ren Sehnsucht, Liebe und Verzweiflung auch dazu, wie die Frage nach Freundschaft, dem Weggehen rnund der Verbundenheit mit der Stadt. Vorallem &amp;uuml;berzeugen die jungen Schauspieler in ihren authentischen Rollen - dann wenn ein M&amp;auml;dchen auf der Couch sitzt und unmutig Bilder von Halle-Neustadt zeigt, jedoch nur wenige Momente sp&amp;auml;ter mit ihren Freunden vor den Plattenbauten tanzt. &lt;br /&gt;</text:p>
            <text:p text:style-name="P3">An manchen Stellen sind die Schauspieler etwas &amp;uuml;berambitioniert, das Sprechen im Chor schallt hin und wieder zu laut, und der Medieneinsatz ist etwas zu h&amp;auml;ufig. Doch an vielen Stellen vergisst man, dass auf der B&amp;uuml;hne Laienschauspieler stehen, die das St&amp;uuml;ck in ihrer Freizeit einge&amp;uuml;bt haben. &lt;br /&gt;</text:p>
            <text:p text:style-name="P3">Die zwei Stunden Heimatst&amp;uuml;ck leben von den abwechselungsreichen Episoden in denen die Schauspieler vorallem sich selbst spielen. Sp&amp;auml;testens wenn die jungen Hallenser am Ende gl&amp;uuml;cklich den Applaus entgegen nehmen, dann wei&amp;szlig; auch der Zuschauer, dass Heimat keinesfalls langweilig oder uncool ist.&lt;br /&gt;</text:p>
            <text:p text:style-name="P3">&lt;br /&gt;</text:p>
            <text:p text:style-name="P3">N&amp;auml;chste Auff&amp;uuml;hrung: 1. April, 20 Uhr, Werft im Neuen Theater</text:p>
          </table:table-cell>
          <table:table-cell table:style-name="TableCell1">
            <text:p text:style-name="P3">Redaktion</text:p>
          </table:table-cell>
          <table:table-cell table:style-name="TableCell1">
            <text:p text:style-name="P3">41</text:p>
          </table:table-cell>
          <table:table-cell table:style-name="TableCell1">
            <text:p text:style-name="P3">ja</text:p>
          </table:table-cell>
        </table:table-row>
        <table:table-row>
          <table:table-cell table:style-name="TableCell1">
            <text:p text:style-name="P3">23</text:p>
          </table:table-cell>
          <table:table-cell table:style-name="TableCell1">
            <text:p text:style-name="P3">2007-03-22 00:00:00</text:p>
          </table:table-cell>
          <table:table-cell table:style-name="TableCell1">
            <text:p text:style-name="P3">Rezensionen</text:p>
          </table:table-cell>
          <table:table-cell table:style-name="TableCell1">
            <text:p text:style-name="P3">"Wohl bekomm's!" - "Kabale und Liebe" im Neuen Theater</text:p>
          </table:table-cell>
          <table:table-cell table:style-name="TableCell1">
            <text:p text:style-name="P3">Eine s&amp;uuml;&amp;szlig;e Verlockung geht von der Limonade aus. Sie ist Anfang und Ende einer aussichtslosen Beziehung. Luise und Ferdinand lieben sich. Alles k&amp;ouml;nnte so einfach sein, w&amp;auml;ren sie nicht unterschiedlicher Herkunft.</text:p>
          </table:table-cell>
          <table:table-cell table:style-name="TableCell1">
            <text:p text:style-name="P3">Eine s&amp;uuml;&amp;szlig;e Verlockung geht von der Limonade aus. Sie ist Anfang und Ende einer aussichtslosen Beziehung. Luise und Ferdinand lieben sich. Alles k&amp;ouml;nnte so einfach sein, w&amp;auml;ren sie nicht unterschiedlicher Herkunft. Die sch&amp;ouml;ne B&amp;uuml;rgertochter und der Pr&amp;auml;sidentensohn sollen, so haben es die jeweiligen Familien beschlossen, beide anderweitig verheiratet werden. Um diesen Plan durchzusetzen, greift der Pr&amp;auml;sident zu einer b&amp;ouml;sartigen Intrige. &lt;br /&gt;</text:p>
            <text:p text:style-name="P3">Die Handlung von Schillers b&amp;uuml;rgerlichem Trauerspiel "Kabale und Liebe" ist den meisten wohl bekannt. Mehr ist auch nicht n&amp;ouml;tig, denn Regisseur Enrico L&amp;uuml;bbe hat es wunderbar verstanden, alten Text mit neuen Bildern zu vereinen. So bleibt der Klassiker authentisch und wirkt trotzdem nicht angestaubt. Das ist allerdings auch der Leistung der Schauspieler zu verdanken. Durch ihr leidenschaftliches Spiel entsteht ein starker Kontrast zum sehr k&amp;uuml;hlen, metallenen B&amp;uuml;hnenbild, dessen Neonr&amp;ouml;hrenbeleuchtung anfangs leichte Skepsis hervorruft.&lt;br /&gt;</text:p>
            <text:p text:style-name="P3">Natascha Marmier als Luise nimmt man sowohl die aufgeregte Verliebtheit ab, als auch die Vaterliebe, die sie ein so leichtes aber eindrucksvolles Opfer der h&amp;ouml;fischen Intrigen werden l&amp;auml;sst. Der Pr&amp;auml;sident versteckt hinter seinem Nadelstreifenanzug eine h&amp;ouml;chst gerissene Fassade und Peer-Uwe Teeska bringt das be&amp;auml;ngstigend gut zum Ausdruck. Besonders beeindruckend sind die Streitgespr&amp;auml;che mit seinem Sohn, woran nat&amp;uuml;rlich auch Yves Hinrich als selbiger einen gro&amp;szlig;en Anteil hat. Er gibt dem Ferdinand so eine Leidenschaft, so ein inneres Feuer, dass man auch als Zuschauer brennt. F&amp;uuml;r die Liebe. Und die Wahrheit.&lt;br /&gt;</text:p>
            <text:p text:style-name="P3">Unglaublich eindrucksvoll durch ihre klare Art ist auch Lady Milford, gespielt von Danne Hoffmann. Als sie beschlie&amp;szlig;t, den Hof zu verlassen um der Liebe von Ferdinand und Luise eine Chance zu geben, zieht sie <text:s/>ihre hochhackigen Schuhe aus. Sie verweigert sich den h&amp;ouml;fischen Spielchen. Und dann ist da noch Wurm, der Sekret&amp;auml;r des Pr&amp;auml;sidenten. Peter W. Bachmann hat es geschafft, diesen Namen mit Leben zu erf&amp;uuml;llen, ihn spielerisch v&amp;ouml;llig auszuformen. Es wird einem ganz schlecht beim Hinsehen, von soviel Schmeichelei und Anbiederei, mit der er versucht Luise zu bekommen. Kein Mittel bleibt ungenutzt. F&amp;uuml;r die Liebenden bleibt nur noch ein Ausweg: ein anderes Leben. Die Limonade ist der Schl&amp;uuml;ssel zum Gl&amp;uuml;ck. Wohl bekomm?s! <text:s text:c="2"/>&lt;br /&gt;</text:p>
            <text:p text:style-name="P3">&lt;br /&gt;</text:p>
            <text:p text:style-name="P3">Regie: Enrico L&amp;uuml;bbe</text:p>
          </table:table-cell>
          <table:table-cell table:style-name="TableCell1">
            <text:p text:style-name="P3">Redaktion</text:p>
          </table:table-cell>
          <table:table-cell table:style-name="TableCell1">
            <text:p text:style-name="P3">29</text:p>
          </table:table-cell>
          <table:table-cell table:style-name="TableCell1">
            <text:p text:style-name="P3">ja</text:p>
          </table:table-cell>
        </table:table-row>
        <table:table-row>
          <table:table-cell table:style-name="TableCell1">
            <text:p text:style-name="P3">33</text:p>
          </table:table-cell>
          <table:table-cell table:style-name="TableCell1">
            <text:p text:style-name="P3">2007-10-12 14:29:22</text:p>
          </table:table-cell>
          <table:table-cell table:style-name="TableCell1">
            <text:p text:style-name="P3">Redaktion</text:p>
          </table:table-cell>
          <table:table-cell table:style-name="TableCell1">
            <text:p text:style-name="P3">Ersti-Party im Volkspark (Korrektur)</text:p>
          </table:table-cell>
          <table:table-cell table:style-name="TableCell1">
            <text:p text:style-name="P3">Anders als in der aktuellen Ausgabe 15 angek&amp;uuml;ndigt, findet die Erstsemesterparty des Studierendenrats der MLU nicht im Turm, sondern im Volkspark statt. Ort und Zeit (Do, 18. Oktober, 21.00 Uhr) bleiben unver&amp;auml;ndert. Die Redaktion bittet das Versehen zu entschuldigen.</text:p>
          </table:table-cell>
          <table:table-cell table:style-name="TableCell1">
            <text:p text:style-name="P3"/>
          </table:table-cell>
          <table:table-cell table:style-name="TableCell1">
            <text:p text:style-name="P3">Redaktion</text:p>
          </table:table-cell>
          <table:table-cell table:style-name="TableCell1">
            <text:p text:style-name="P3">29</text:p>
          </table:table-cell>
          <table:table-cell table:style-name="TableCell1">
            <text:p text:style-name="P3">ja</text:p>
          </table:table-cell>
        </table:table-row>
        <table:table-row>
          <table:table-cell table:style-name="TableCell1">
            <text:p text:style-name="P3">34</text:p>
          </table:table-cell>
          <table:table-cell table:style-name="TableCell1">
            <text:p text:style-name="P3">2007-12-05 00:00:00</text:p>
          </table:table-cell>
          <table:table-cell table:style-name="TableCell1">
            <text:p text:style-name="P3">Redaktion</text:p>
          </table:table-cell>
          <table:table-cell table:style-name="TableCell1">
            <text:p text:style-name="P3">Auszeichnung f&amp;uuml;r &lt;i&gt;hastuzeit&lt;/i&gt; <text:s text:c="2"/></text:p>
          </table:table-cell>
          <table:table-cell table:style-name="TableCell1">
            <text:p text:style-name="P3">Beim Wettbewerb ?engagiert f&amp;uuml;r &lt;i&gt;h&lt;/i&gt;alle? ist heute abend &lt;i&gt;hastuzeit&lt;/i&gt; als eine von acht ehrenamtlichen Initiativen mit einem Preis geehrt worden. Zur Auszeichnung geh&amp;ouml;rt eine Bronzeskulptur des Bildhauers Michael Karlovski sowie eine Unternehmenspartnerschaft, in unserem Fall mit der Halleschen Wohnungsgesellschaft mbH. </text:p>
          </table:table-cell>
          <table:table-cell table:style-name="TableCell1">
            <text:p text:style-name="P3">&lt;b&gt;Beim Wettbewerb ?engagiert f&amp;uuml;r &lt;i&gt;h&lt;/i&gt;alle? ist heute abend &lt;i&gt;hastuzeit&lt;/i&gt; als eine von acht ehrenamtlichen Initiativen mit einem Preis geehrt worden. Zur Auszeichnung geh&amp;ouml;rt eine Bronzeskulptur des Bildhauers Michael Karlovski sowie eine Unternehmenspartnerschaft, in unserem Fall mit der Halleschen Wohnungsgesellschaft mbH. &lt;/b&gt;&lt;br /&gt;</text:p>
            <text:p text:style-name="P3">&lt;br /&gt;</text:p>
            <text:p text:style-name="P3">Passend zum stadtweiten Themenjahr stand diesmal die Kommunikation im Zentrum des Wettbewerbs, den die Stadt Halle gemeinsam mit der Freiwilligen-Agentur Halle-Saalkreis e.V. ausrichtet. Chefredakteur Martin Schreiber und vier weitere Redaktionsmitglieder nahmen stellvertretend f&amp;uuml;r die ganze Redaktion die Auszeichnung entgegen.&lt;br /&gt;</text:p>
            <text:p text:style-name="P3">&lt;br /&gt;</text:p>
            <text:p text:style-name="P3">Bis zur n&amp;auml;chsten Preisverleihung in einem Jahr ist die HWG unsere Partnerin. Wir freuen uns auf die Zusammenarbeit und das gegenseitige Kennenlernen.</text:p>
          </table:table-cell>
          <table:table-cell table:style-name="TableCell1">
            <text:p text:style-name="P3">Konrad Dieterich</text:p>
          </table:table-cell>
          <table:table-cell table:style-name="TableCell1">
            <text:p text:style-name="P3">109</text:p>
          </table:table-cell>
          <table:table-cell table:style-name="TableCell1">
            <text:p text:style-name="P3">ja</text:p>
          </table:table-cell>
        </table:table-row>
        <table:table-row>
          <table:table-cell table:style-name="TableCell1">
            <text:p text:style-name="P3">35</text:p>
          </table:table-cell>
          <table:table-cell table:style-name="TableCell1">
            <text:p text:style-name="P3">2007-12-06 00:00:00</text:p>
          </table:table-cell>
          <table:table-cell table:style-name="TableCell1">
            <text:p text:style-name="P3">Hochschule + Politik</text:p>
          </table:table-cell>
          <table:table-cell table:style-name="TableCell1">
            <text:p text:style-name="P3">Demonstration f&amp;uuml;r Hochschuldemokratie in Dresden &lt;br&gt;Sonderzug ab Leipzig</text:p>
          </table:table-cell>
          <table:table-cell table:style-name="TableCell1">
            <text:p text:style-name="P3">Am 13. Dezember, 13.00 Uhr, findet in Dresden eine Demonstration f&amp;uuml;r den Erhalt und Ausbau der Hochschuldemokratie statt. Ab Leipzig Hbf f&amp;auml;hrt ein Sonderzug. Treffpunkt 9.00 Uhr neben der Osthalle.&lt;br&gt;&lt;a href=\"http://www.stura.uni-leipzig.de/index.php?id=231\" target=\"_blank\"&gt;[ weiter auf der Website des Studierendenrats der Uni Leipzig ? ]&lt;/a&gt; </text:p>
          </table:table-cell>
          <table:table-cell table:style-name="TableCell1">
            <text:p text:style-name="P3"/>
          </table:table-cell>
          <table:table-cell table:style-name="TableCell1">
            <text:p text:style-name="P3">Konrad Dieterich</text:p>
          </table:table-cell>
          <table:table-cell table:style-name="TableCell1">
            <text:p text:style-name="P3">45</text:p>
          </table:table-cell>
          <table:table-cell table:style-name="TableCell1">
            <text:p text:style-name="P3">ja</text:p>
          </table:table-cell>
        </table:table-row>
        <table:table-row>
          <table:table-cell table:style-name="TableCell1">
            <text:p text:style-name="P3">36</text:p>
          </table:table-cell>
          <table:table-cell table:style-name="TableCell1">
            <text:p text:style-name="P3">2008-01-25 00:00:00</text:p>
          </table:table-cell>
          <table:table-cell table:style-name="TableCell1">
            <text:p text:style-name="P3">Redaktion</text:p>
          </table:table-cell>
          <table:table-cell table:style-name="TableCell1">
            <text:p text:style-name="P3">Seite am 26. Januar offline</text:p>
          </table:table-cell>
          <table:table-cell table:style-name="TableCell1">
            <text:p text:style-name="P3">Wegen Arbeiten im Universit&amp;auml;tsrechenzentrum ist unsere Website voraussichtlich zwischen 9.00 Uhr und 20.00 Uhr nicht erreichbar.</text:p>
          </table:table-cell>
          <table:table-cell table:style-name="TableCell1">
            <text:p text:style-name="P3"/>
          </table:table-cell>
          <table:table-cell table:style-name="TableCell1">
            <text:p text:style-name="P3">Konrad Dieterich</text:p>
          </table:table-cell>
          <table:table-cell table:style-name="TableCell1">
            <text:p text:style-name="P3">27</text:p>
          </table:table-cell>
          <table:table-cell table:style-name="TableCell1">
            <text:p text:style-name="P3">ja</text:p>
          </table:table-cell>
        </table:table-row>
        <table:table-row>
          <table:table-cell table:style-name="TableCell1">
            <text:p text:style-name="P3">37</text:p>
          </table:table-cell>
          <table:table-cell table:style-name="TableCell1">
            <text:p text:style-name="P3">2008-04-03 00:00:00</text:p>
          </table:table-cell>
          <table:table-cell table:style-name="TableCell1">
            <text:p text:style-name="P3">Uni + Leben</text:p>
          </table:table-cell>
          <table:table-cell table:style-name="TableCell1">
            <text:p text:style-name="P3">Auf zum Sport <text:s text:c="16"/></text:p>
          </table:table-cell>
          <table:table-cell table:style-name="TableCell1">
            <text:p text:style-name="P3">Die Einschreibung f&amp;uuml;r die kostenpflichtigen Sportkurse der Uni findet ab Mittwoch, dem 9. April, ab 10.00 Uhr unter &lt;a href=\"http://www.usz.uni-halle.de\" target=\"_blank\"&gt;http://www.usz.uni-halle.de&lt;/a&gt; statt. Das bedeutet, dass man f&amp;uuml;r die begehrten Kurse wie Schwimmen oder Bogenschie&amp;szlig;en am besten Punkt 10.00 Uhr vor dem Rechner sitzen sollte.</text:p>
          </table:table-cell>
          <table:table-cell table:style-name="TableCell1">
            <text:p text:style-name="P3">Die Einschreibung f&amp;uuml;r die kostenpflichtigen Sportkurse der Uni findet ab Mittwoch, dem 9. April ab 10.00 Uhr unter &lt;a href=\"http://www.usz.uni-halle.de\" target=\"_blank\"&gt;http://www.usz.uni-halle.de&lt;/a&gt; statt. Das bedeutet, dass man f&amp;uuml;r die begehrten Kurse wie Schwimmen oder Bogenschie&amp;szlig;en am besten Punkt 10.00 Uhr vor dem Rechner sitzen sollte. Das Sportzentrum kann dieses Jahr mit einigen neuen Kursen wie Luftartistik, Bewegungsschule und orientalische Rhythmik aufwarten. &lt;br /&gt;&lt;br /&gt;</text:p>
            <text:p text:style-name="P3">Bei der orientalischen Rhythmik geht es darum, mit Darbouka (einer kelchf&amp;ouml;rmigen Trommel), Fingerzimbeln und Tamburin orientalische T&amp;auml;nze zu begleiten. In der Bewegungsschule wird die bewusste und gesunde K&amp;ouml;rperhaltung trainiert, w&amp;auml;hrend es bei der Luftartistik darum geht, die Bewegung auf dem Trapez zu schulen. &lt;br /&gt;&lt;br /&gt;</text:p>
            <text:p text:style-name="P3">Alle Kurse starten, wenn nicht anders angek&amp;uuml;ndigt, ab dem 14. April.&lt;br /&gt;</text:p>
            <text:p text:style-name="P3">&lt;br /&gt;</text:p>
            <text:p text:style-name="P3"/>
          </table:table-cell>
          <table:table-cell table:style-name="TableCell1">
            <text:p text:style-name="P3">Redaktion</text:p>
          </table:table-cell>
          <table:table-cell table:style-name="TableCell1">
            <text:p text:style-name="P3">28</text:p>
          </table:table-cell>
          <table:table-cell table:style-name="TableCell1">
            <text:p text:style-name="P3">ja</text:p>
          </table:table-cell>
        </table:table-row>
        <table:table-row>
          <table:table-cell table:style-name="TableCell1">
            <text:p text:style-name="P3">38</text:p>
          </table:table-cell>
          <table:table-cell table:style-name="TableCell1">
            <text:p text:style-name="P3">2008-04-15 15:14:31</text:p>
          </table:table-cell>
          <table:table-cell table:style-name="TableCell1">
            <text:p text:style-name="P3">Redaktion</text:p>
          </table:table-cell>
          <table:table-cell table:style-name="TableCell1">
            <text:p text:style-name="P3">Formular zur Selbstdarstellung f&amp;uuml;r die StuRa-Wahl</text:p>
          </table:table-cell>
          <table:table-cell table:style-name="TableCell1">
            <text:p text:style-name="P3">Da die n&amp;auml;chste Ausgabe der &lt;i&gt;hastuzeit&lt;/i&gt; erst nach der Hochschulwahl erscheinen wird, ist es nicht mehr n&amp;ouml;tig das Formular an uns zu senden.</text:p>
          </table:table-cell>
          <table:table-cell table:style-name="TableCell1">
            <text:p text:style-name="P3"/>
          </table:table-cell>
          <table:table-cell table:style-name="TableCell1">
            <text:p text:style-name="P3">Martin Schreiber</text:p>
          </table:table-cell>
          <table:table-cell table:style-name="TableCell1">
            <text:p text:style-name="P3">57</text:p>
          </table:table-cell>
          <table:table-cell table:style-name="TableCell1">
            <text:p text:style-name="P3">ja</text:p>
          </table:table-cell>
        </table:table-row>
        <table:table-row>
          <table:table-cell table:style-name="TableCell1">
            <text:p text:style-name="P3">39</text:p>
          </table:table-cell>
          <table:table-cell table:style-name="TableCell1">
            <text:p text:style-name="P3">2008-05-03 00:00:00</text:p>
          </table:table-cell>
          <table:table-cell table:style-name="TableCell1">
            <text:p text:style-name="P3">Uni + Leben</text:p>
          </table:table-cell>
          <table:table-cell table:style-name="TableCell1">
            <text:p text:style-name="P3">MDV-Ticket f&amp;uuml;r 6350 Studenten</text:p>
          </table:table-cell>
          <table:table-cell table:style-name="TableCell1">
            <text:p text:style-name="P3">Ab dem kommenden Semester gilt der Studierendenausweis als MDV-weites Nahverkehrsticket ? allerdings nur f&amp;uuml;r Studierende der Hochschule f&amp;uuml;r Technik, Wirtschaft und Kultur (HTWK) Leipzig sowie der Leipziger Hochschule f&amp;uuml;r Telekommunikation (HfT). </text:p>
          </table:table-cell>
          <table:table-cell table:style-name="TableCell1">
            <text:p text:style-name="P3">Ab dem kommenden Semester gilt der Studierendenausweis als MDV-weites Nahverkehrsticket ? allerdings nur f&amp;uuml;r Studierende der Hochschule f&amp;uuml;r Technik, Wirtschaft und Kultur (HTWK) Leipzig sowie der Leipziger Hochschule f&amp;uuml;r Telekommunikation (HfT). &lt;br /&gt;</text:p>
            <text:p text:style-name="P3"><text:s/>&lt;br /&gt;</text:p>
            <text:p text:style-name="P3">An diesen beiden Hochschulen hatte die Mehrheit f&amp;uuml;r die Einf&amp;uuml;hrung des vollsolidarischen Semestertickets gestimmt, nach dem Motto: alle zahlen, alle fahren. Zur Finanzierung dieses Angebots zahlen die Studierenden 92 Euro mehr f&amp;uuml;r ihren Semesterbeitrag. <text:s/>&lt;br /&gt;</text:p>
            <text:p text:style-name="P3">&lt;br /&gt;</text:p>
            <text:p text:style-name="P3">Der Vertrag wurde am 28. April unterzeichnet. Vertragspartner sind das Studentenwerk Leipzig sowie alle beteiligten Verkehrsunternehmen im Mitteldeutschen Verkehrsverbund (MDV). &lt;br /&gt;</text:p>
            <text:p text:style-name="P3">&lt;br /&gt;</text:p>
            <text:p text:style-name="P3">In den Urabstimmungen der anderen Hochschulen, auch der Martin-Luther-Universit&amp;auml;t und der Burg Giebichenstein, votierte die Mehrheit gegen dieses Angebot. Somit gilt in Halle weiterhin das bekannte Ticketmodell. &lt;br /&gt;</text:p>
            <text:p text:style-name="P3">&lt;br /&gt;</text:p>
            <text:p text:style-name="P3">[ &lt;a href=\"http://www.mdv.de/inhalte/newsdetail.php?aid=172\" target=\"_blank\"&gt;Weitere Informationen auf der Website des MDV&lt;/a&gt; ]&lt;br /&gt;</text:p>
            <text:p text:style-name="P3"/>
          </table:table-cell>
          <table:table-cell table:style-name="TableCell1">
            <text:p text:style-name="P3">Konrad Dieterich</text:p>
          </table:table-cell>
          <table:table-cell table:style-name="TableCell1">
            <text:p text:style-name="P3">66</text:p>
          </table:table-cell>
          <table:table-cell table:style-name="TableCell1">
            <text:p text:style-name="P3">ja</text:p>
          </table:table-cell>
        </table:table-row>
        <table:table-row>
          <table:table-cell table:style-name="TableCell1">
            <text:p text:style-name="P3">40</text:p>
          </table:table-cell>
          <table:table-cell table:style-name="TableCell1">
            <text:p text:style-name="P3">2008-05-27 00:00:00</text:p>
          </table:table-cell>
          <table:table-cell table:style-name="TableCell1">
            <text:p text:style-name="P3">Hochschule + Politik</text:p>
          </table:table-cell>
          <table:table-cell table:style-name="TableCell1">
            <text:p text:style-name="P3">Datenleck an der Uni Magdeburg: 43 861 Studierende und Alumni betroffen</text:p>
          </table:table-cell>
          <table:table-cell table:style-name="TableCell1">
            <text:p text:style-name="P3">PersÃ¶nliche Daten von knapp 44 000 immatrikulierten und ehemaligen Studierenden der Otto-von-Guericke-UniversitÃ¤t Magdeburg waren Ã¼ber einen Zeitraum von zehn Tagen Ã¶ffentlich im Internet abrufbar.</text:p>
          </table:table-cell>
          <table:table-cell table:style-name="TableCell1">
            <text:p text:style-name="P3">&lt;p&gt;Pers&amp;ouml;nliche Daten von knapp 44 000 immatrikulierten und ehemaligen Studierenden der Otto-von-Guericke-Universit&amp;auml;t Magdeburg waren &amp;uuml;ber einen Zeitraum von zehn Tagen &amp;ouml;ffentlich im Internet abrufbar. Das berichten der Studentenrat der Uni Magdeburg, die Nachrichtenagenturen ddp und dpa sowie der Mitteldeutsche Rundfunk. <text:s text:c="2"/>Kanzler Wolfgang Lehnecke entschuldigte sich bei den Betroffenen. Nach seinen Angaben hatte ein Mitarbeiter der Universit&amp;auml;t am Freitag, den 9. Mai die Access-Datenbank auf einen &amp;ouml;ffentlichen Server kopiert, um &amp;uuml;bers Wochenende zuhause daran arbeiten zu k&amp;ouml;nnen. Er habe dann jedoch vers&amp;auml;umt, die Datens&amp;auml;tze wieder zu entfernen. <text:s text:c="2"/>Seither waren personalisierte Angaben zu allen immatrikulierten und zehntausenden ehemaligen Studierenden &amp;ouml;ffentlich einsehbar und wurden auch von Suchmaschinen indiziert. Am Sonntag, den 18. Mai erreichte den Studentenrat und die Universit&amp;auml;tsleitung ein Hinweis auf das Datenleck. Die Universit&amp;auml;t reagierte und nahm am Montag die Datenbank vom Netz. Am Freitag, den 23. Mai benachrichtigte das Rektorat die Studierenden per E-Mail &amp;uuml;ber den Vorfall. <text:s text:c="2"/>Wie der Studentenrat in einer Stellungnahme erl&amp;auml;utert, waren unter anderem die folgenden Informationen frei zug&amp;auml;nglich:&lt;/p&gt;</text:p>
            <text:p text:style-name="P3">&lt;ul&gt;</text:p>
            <text:p text:style-name="P3">&lt;li&gt;Name, Anschrift, Telefonnummer, Herkunft, Geschlecht &lt;/li&gt;</text:p>
            <text:p text:style-name="P3">&lt;li&gt;Matrikelnummer, Fakult&amp;auml;t &lt;/li&gt;</text:p>
            <text:p text:style-name="P3">&lt;li&gt;Immatrikulationsdatum, ggf. Exmatrikulationsdatum mit codiertem Exmatrikulationsgrund &lt;/li&gt;</text:p>
            <text:p text:style-name="P3">&lt;li&gt;Anzahl von Studien-, Urlaubs- und Praxissemestern &lt;/li&gt;</text:p>
            <text:p text:style-name="P3">&lt;li&gt;Datum, Ort und codierte Art der Hochschulzugangsberechtigung.&lt;/li&gt;</text:p>
            <text:p text:style-name="P3">&lt;/ul&gt;</text:p>
            <text:p text:style-name="P3">&lt;p&gt;Die Ver&amp;ouml;ffentlichung sensibler Daten versto&amp;szlig;e gegen das Recht der Studierenden auf informationelle Selbstbestimmung, kritisierte der Studentenrat. Nun m&amp;uuml;ssten geeignete Ma&amp;szlig;nahmen ergriffen werden, um Verst&amp;ouml;&amp;szlig;e gegen den Datenschutz zu unterbinden oder einzuschr&amp;auml;nken. Dar&amp;uuml;ber hinaus solle die ?Datenschutzkultur? der Universit&amp;auml;t gest&amp;auml;rkt werden ?durch Diskussion, Schulungen und ein st&amp;auml;ndiges, aktives Datenschutzgremium, das der Universit&amp;auml;ts&amp;ouml;ffentlichkeit kontinuierlich berichtet und sich explizit nicht nur mit dem aktuellen Vorfall befasst.? <text:s text:c="2"/>Auf eine Forderung ist die Universit&amp;auml;tsleitung bereits eingegangen: Notenaush&amp;auml;nge und andere personenbezogene Bekanntmachungen, die mit der Matrikelnummer codiert wurden, sollen bis auf weiteres aus den Schauk&amp;auml;sten und von den Webseiten entfernt werden. <text:s text:c="2"/>&lt;a href="http://www.studentenrat.org/?p=129" target="_blank"&gt;[ Stellungnahme des Studentenrats der Uni Magdeburg ]&lt;/a&gt; Meldung bei &lt;a href="http://www.mdr.de/sachsen-anhalt/5534833.html" target="_blank"&gt;[ MDR Regional ]&lt;/a&gt;, &lt;a href="http://www.spiegel.de/unispiegel/studium/0,1518,555800,00.html" target="_blank"&gt;[ Unispiegel ]&lt;/a&gt;, &lt;a href="http://www.teltarif.de/arch/2008/kw22/s30077.html" target="_blank"&gt;[ Teltarif ]&lt;/a&gt;, &lt;a href="http://computer.t-online.de/c/15/15/68/52/15156852.html" target="_blank"&gt;[ T-Online ]&lt;/a&gt;, &lt;a href="http://www.pr-inside.com/de/persoenliche-daten-von-rund-r609515.htm" target="_blank"&gt;[ PR-Inside (ddp-Meldung) ]&lt;/a&gt;. <text:s text:c="2"/>Update: &lt;a href="http://www.uni-magdeburg.de/home/rpoe/presse_medien/pressemitteilungen/pmi_2008/pressemitteilungen_mai_2008/pm_59_2008.html" target="_blank"&gt;[ Stellungnahme der Uni Magdeburg (29. Mai 2008) ]&lt;/a&gt;.&lt;/p&gt;</text:p>
          </table:table-cell>
          <table:table-cell table:style-name="TableCell1">
            <text:p text:style-name="P3">Konrad Dieterich</text:p>
          </table:table-cell>
          <table:table-cell table:style-name="TableCell1">
            <text:p text:style-name="P3">106</text:p>
          </table:table-cell>
          <table:table-cell table:style-name="TableCell1">
            <text:p text:style-name="P3">ja</text:p>
          </table:table-cell>
        </table:table-row>
        <table:table-row>
          <table:table-cell table:style-name="TableCell1">
            <text:p text:style-name="P3">41</text:p>
          </table:table-cell>
          <table:table-cell table:style-name="TableCell1">
            <text:p text:style-name="P3">2008-06-11 00:00:00</text:p>
          </table:table-cell>
          <table:table-cell table:style-name="TableCell1">
            <text:p text:style-name="P3">Hochschule + Politik</text:p>
          </table:table-cell>
          <table:table-cell table:style-name="TableCell1">
            <text:p text:style-name="P3">Hessische Studiengeb&amp;uuml;hren verfassungsgem&amp;auml;&amp;szlig;</text:p>
          </table:table-cell>
          <table:table-cell table:style-name="TableCell1">
            <text:p text:style-name="P3">Mit sechs zu f&amp;uuml;nf Stimmen entschied der hessische Staatsgerichtshof, dass allgemeine Studiengeb&amp;uuml;hren, wie sie 2007 unter der CDU-Regierung in Hessen eingef&amp;uuml;hrt wurden, nicht gegen die Landesverfassung versto&amp;szlig;en. </text:p>
          </table:table-cell>
          <table:table-cell table:style-name="TableCell1">
            <text:p text:style-name="P3">Mit sechs zu f&amp;uuml;nf Stimmen verk&amp;uuml;ndete der Staatsgerichtshof des Landes Hessen in Wiesbaden heute, dass allgemeine Studiengeb&amp;uuml;hren, wie sie 2007 unter der CDU-Regierung in Hessen gesetzlich eingef&amp;uuml;hrt wurden, nicht gegen Artikel 59 der Landesverfassung versto&amp;szlig;en. Eine schriftliche Urteilsbegr&amp;uuml;ndung liegt noch nicht vor. &lt;br /&gt;</text:p>
            <text:p text:style-name="P3">&lt;br /&gt;</text:p>
            <text:p text:style-name="P3">Geklagt hatten mehr als 71 000 B&amp;uuml;rger des Landes, unterst&amp;uuml;tzt vom Deutschen Gewerkschaftsbund. Zugleich hatten die Landtagsfraktionen der SPD und der Gr&amp;uuml;nen eine Normenkontrollklage eingebracht. &lt;br /&gt;</text:p>
            <text:p text:style-name="P3">&lt;br /&gt;</text:p>
            <text:p text:style-name="P3">Artikel 59 der hessischen Landesverfassung lautet vollst&amp;auml;ndig: &lt;blockquote&gt;In allen &amp;ouml;ffentlichen Grund-, Mittel-, h&amp;ouml;heren und Hochschulen ist der Unterricht unentgeltlich. Unentgeltlich sind auch die Lernmittel mit Ausnahme der an den Hochschulen gebrauchten. Das Gesetz mu&amp;szlig; vorsehen, da&amp;szlig; f&amp;uuml;r begabte Kinder sozial Schw&amp;auml;chergestellter Erziehungsbeihilfen zu leisten sind. Es kann anordnen, da&amp;szlig; ein angemessenes Schulgeld zu zahlen ist, wenn die wirtschaftliche Lage des Sch&amp;uuml;lers, seiner Eltern oder sonst Unterhaltspflichtigen es gestattet. &lt;br /&gt;</text:p>
            <text:p text:style-name="P3">Der Zugang zu den Mittel-, h&amp;ouml;heren und Hochschulen ist nur von der Eignung des Sch&amp;uuml;lers abh&amp;auml;ngig zu machen. &lt;/blockquote&gt;Studiengeb&amp;uuml;hren nach dem geltenden Hessischen Studienbeitragsgesetz werden seit Wintersemester 07/08 erhoben. Das Gesetz sieht einige Ausnahmen von der Geb&amp;uuml;hrenpflicht vor; die wirtschaftliche Lage der Studierenden oder ihrer Eltern ist dabei jedoch kein Kriterium.&lt;br /&gt;</text:p>
            <text:p text:style-name="P3">&lt;br /&gt;</text:p>
            <text:p text:style-name="P3">In der vergangenen Woche hatten SPD, Gr&amp;uuml;ne und Linkspartei im hessischen Landtag ein Gesetz zur Abschaffung von Studiengeb&amp;uuml;hren verabschiedet. Ministerpr&amp;auml;sident Roland Koch weigerte sich wegen eines Formfehlers, dieses Gesetz zu unterzeichnen. Die Mehrheit aus den Reihen der Opposition will das Gesetz nun in berichtigter Form am 17. Juni erneut verabschieden.</text:p>
          </table:table-cell>
          <table:table-cell table:style-name="TableCell1">
            <text:p text:style-name="P3">Konrad Dieterich</text:p>
          </table:table-cell>
          <table:table-cell table:style-name="TableCell1">
            <text:p text:style-name="P3">125</text:p>
          </table:table-cell>
          <table:table-cell table:style-name="TableCell1">
            <text:p text:style-name="P3">ja</text:p>
          </table:table-cell>
        </table:table-row>
        <table:table-row>
          <table:table-cell table:style-name="TableCell1">
            <text:p text:style-name="P3">42</text:p>
          </table:table-cell>
          <table:table-cell table:style-name="TableCell1">
            <text:p text:style-name="P3">2008-07-25 00:00:00</text:p>
          </table:table-cell>
          <table:table-cell table:style-name="TableCell1">
            <text:p text:style-name="P3">Halle</text:p>
          </table:table-cell>
          <table:table-cell table:style-name="TableCell1">
            <text:p text:style-name="P3">Kinderfahrkarte f&amp;uuml;rs Fahrrad</text:p>
          </table:table-cell>
          <table:table-cell table:style-name="TableCell1">
            <text:p text:style-name="P3">Am 1. August steigen die Preise f&amp;uuml;r MDV-Fahrkarten. Gleichzeitig wird in Halle Schluss sein mit der kostenlosen Fahrradmitnahme in Stra&amp;szlig;enbahnen und Bussen. F&amp;uuml;r Studierende der Martin-Luther-Universit&amp;auml;t macht die HAVAG jedoch eine kleine Ausnahme.</text:p>
          </table:table-cell>
          <table:table-cell table:style-name="TableCell1">
            <text:p text:style-name="P3">Ab 1. August ist f&amp;uuml;r den Drahtesel eine Kinderfahrkarte zu l&amp;ouml;sen. So will es die Hallesche Verkehrs-AG (HAVAG) und begr&amp;uuml;ndet die neue Regel mit gestiegenen Kosten und dem Gedr&amp;auml;nge in ihren Stra&amp;szlig;enbahnen und Bussen. Grunds&amp;auml;tzlich gilt im Mitteldeutschen Verkehrsverbund (MDV), dass Fahrg&amp;auml;ste ihre Fahrr&amp;auml;der je nach Platzangebot kostenlos mitnehmen d&amp;uuml;rfen. Allerdings waren schon bisher die Busse und Bahnen der Leipziger Verkehrsbetriebe davon ausgenommen. &lt;br /&gt;</text:p>
            <text:p text:style-name="P3">&lt;br /&gt;</text:p>
            <text:p text:style-name="P3">F&amp;uuml;r Studierende der Martin-Luther-Universit&amp;auml;t macht die HAVAG jedoch eine kleine Ausnahme. Mit dem Semesterticket Freizeit (Studierendenausweis mit dem Aufdruck \"T\") k&amp;ouml;nnen Studierende weiterhin mitsamt ihrem Rad kostenlos Bahn und Bus fahren. Diese Sonderregel gilt aber nur abends und am Wochenende. Mit einem Semesterticket &lt;em&gt;Plus&lt;/em&gt; k&amp;ouml;nnen Studierende zwar auch Montag bis Freitag zwischen 5.00 Uhr und 19.00 Uhr nach Herzenslust hallische Stra&amp;szlig;enbahnen und Busse nutzen, aber ihr Rad k&amp;ouml;nnen sie zu diesen Zeiten nicht mehr kostenlos mitnehmen.&lt;br /&gt;</text:p>
            <text:p text:style-name="P3">&lt;br /&gt;</text:p>
            <text:p text:style-name="P3">Weiterhin gratis ist die Fahrradmitnahme in den Nahverkehrsz&amp;uuml;gen im MDV-Gebiet und in ganz Sachsen-Anhalt, einschlie&amp;szlig;lich der hallischen S-Bahn. Auch im Saalekreis k&amp;ouml;nnen Fahrr&amp;auml;der nach wie vor kostenlos mitgenommen werden. </text:p>
          </table:table-cell>
          <table:table-cell table:style-name="TableCell1">
            <text:p text:style-name="P3">Konrad Dieterich</text:p>
          </table:table-cell>
          <table:table-cell table:style-name="TableCell1">
            <text:p text:style-name="P3">123</text:p>
          </table:table-cell>
          <table:table-cell table:style-name="TableCell1">
            <text:p text:style-name="P3">ja</text:p>
          </table:table-cell>
        </table:table-row>
        <table:table-row>
          <table:table-cell table:style-name="TableCell1">
            <text:p text:style-name="P3">43</text:p>
          </table:table-cell>
          <table:table-cell table:style-name="TableCell1">
            <text:p text:style-name="P3">2008-10-30 00:00:00</text:p>
          </table:table-cell>
          <table:table-cell table:style-name="TableCell1">
            <text:p text:style-name="P3">Redaktion</text:p>
          </table:table-cell>
          <table:table-cell table:style-name="TableCell1">
            <text:p text:style-name="P3">&lt;i&gt;hastuzeit &lt;/i&gt; f&amp;uuml;r einen Workshop?</text:p>
          </table:table-cell>
          <table:table-cell table:style-name="TableCell1">
            <text:p text:style-name="P3">Hast Du Spa&amp;szlig; am journalistischen Schreiben oder bist ein kreativer Kopf? Dann bist Du bei der Studierendenschaftszeitschrift &lt;i&gt;hastuzeit&lt;/i&gt; genau richtig. Am 7. und 8. November 2008 findet unser diesj&amp;auml;hriger Workshop statt. Rund um die Themen, die bewegen, wie z.B.: </text:p>
          </table:table-cell>
          <table:table-cell table:style-name="TableCell1">
            <text:p text:style-name="P3">Hast Du Spa&amp;szlig; am journalistischen Schreiben oder bist ein kreativer Kopf? Dann bist Du bei der Studierendenschaftszeitschrift &lt;i&gt;hastuzeit&lt;/i&gt; genau richtig. Am 7. und 8. November 2008 findet unser diesj&amp;auml;hriger Workshop statt. Rund um die Themen, die bewegen, wie z.B.: &lt;ul&gt;&lt;li&gt;Was ist die &lt;i&gt;hastuzeit&lt;/i&gt; eigentlich? &lt;li&gt;Wie entsteht ein Zeitungsartikel ? von der ersten Idee bis zum fertigen Endprodukt? &lt;li&gt;Oder auch: Wie wird eine Zeitschrift gestaltet ??&lt;/ul&gt;Wenn Eure Neugierde geweckt ist, dann [&lt;a href=\"http://www.hastuzeit.uni-halle.de/index.php?kontakt\" target=\"_blank\"&gt; meldet Euch einfach unverbindlich bei uns &lt;/a&gt;].</text:p>
          </table:table-cell>
          <table:table-cell table:style-name="TableCell1">
            <text:p text:style-name="P3">Redaktion</text:p>
          </table:table-cell>
          <table:table-cell table:style-name="TableCell1">
            <text:p text:style-name="P3">86</text:p>
          </table:table-cell>
          <table:table-cell table:style-name="TableCell1">
            <text:p text:style-name="P3">ja</text:p>
          </table:table-cell>
        </table:table-row>
        <table:table-row>
          <table:table-cell table:style-name="TableCell1">
            <text:p text:style-name="P3">44</text:p>
          </table:table-cell>
          <table:table-cell table:style-name="TableCell1">
            <text:p text:style-name="P3">2008-11-04 00:00:00</text:p>
          </table:table-cell>
          <table:table-cell table:style-name="TableCell1">
            <text:p text:style-name="P3">Uni + Leben</text:p>
          </table:table-cell>
          <table:table-cell table:style-name="TableCell1">
            <text:p text:style-name="P3">Erstausgabe von deutschlandweiten Studentischem Soziologiemagazin erschienen</text:p>
          </table:table-cell>
          <table:table-cell table:style-name="TableCell1">
            <text:p text:style-name="P3">Unter dem Titel "Soziologie - Quo vadis?" ist zum Beginn des Wintersemesters 2008/09 die erste Ausgabe des Studentischen Soziologiemagazins erschienen.</text:p>
          </table:table-cell>
          <table:table-cell table:style-name="TableCell1">
            <text:p text:style-name="P3">&lt;p&gt;Unter dem Titel "Soziologie - Quo vadis?" ist zum Beginn des Wintersemesters 2008/09 die erste Ausgabe des Studentischen Soziologiemagazins erschienen. <text:s/>Das Magazin wird ausschlie&amp;szlig;lich von Studenten aus ganz Deutschland produziert. Man hat sich zum Ziel genommen, Aufs&amp;auml;tze junger SozialwissenschaftlerInnen zu ver&amp;ouml;ffentlichen und als wissenschaftliches Medium f&amp;uuml;r Studenten zu fungieren. Zu oft gehen die Beitr&amp;auml;ge und Aufs&amp;auml;tze junger Akademiker nach monatelanger Arbeit in den Archiven und Ordnern der Dozenten unter. <text:s/>Das zweite Call4Papers ist bereits angelaufen. Zum dem Thema "Gemeinschaft - Gesellschaft" und wieder "Gemeinschaft: Internetgemeinschaften als sozialer Bezugspunkt" k&amp;ouml;nnen bis zum 1. Dezember 2008 studentische Beitr&amp;auml;ge eingereicht werden. Einfach per Mail an redaktion@soziologiemagazin.de <text:s/>Zu erwerben ist das Studentische Soziologiemagazin &amp;uuml;ber die jeweiligen Fachschaften und unter <text:s text:c="2"/>&lt;a href="http://www.soziologiemagazin.de" target="_blank"&gt;www.soziologiemagazin.de&lt;/a&gt;&lt;/p&gt;</text:p>
          </table:table-cell>
          <table:table-cell table:style-name="TableCell1">
            <text:p text:style-name="P3">Tobias Goecke</text:p>
          </table:table-cell>
          <table:table-cell table:style-name="TableCell1">
            <text:p text:style-name="P3">110</text:p>
          </table:table-cell>
          <table:table-cell table:style-name="TableCell1">
            <text:p text:style-name="P3">ja</text:p>
          </table:table-cell>
        </table:table-row>
        <table:table-row>
          <table:table-cell table:style-name="TableCell1">
            <text:p text:style-name="P3">45</text:p>
          </table:table-cell>
          <table:table-cell table:style-name="TableCell1">
            <text:p text:style-name="P3">2009-05-07 00:00:00</text:p>
          </table:table-cell>
          <table:table-cell table:style-name="TableCell1">
            <text:p text:style-name="P3">Hochschule + Politik</text:p>
          </table:table-cell>
          <table:table-cell table:style-name="TableCell1">
            <text:p text:style-name="P3">Bekanntmachung der Kandidaten </text:p>
          </table:table-cell>
          <table:table-cell table:style-name="TableCell1">
            <text:p text:style-name="P3">F&amp;uuml;r die Hochschulwahlen am 13. Mai stehen die studentischen Kandidaten nun fest. </text:p>
          </table:table-cell>
          <table:table-cell table:style-name="TableCell1">
            <text:p text:style-name="P3">&lt;p&gt;F&amp;uuml;r StuRa, Fachschaftsr&amp;auml;te, Senat und Fakult&amp;auml;tsr&amp;auml;te k&amp;ouml;nnen Studierende am 13. Mai ihre Vertreterinnen und Vertreter w&amp;auml;hlen. Wer schon vorher wissen m&amp;ouml;chte, welche Kandidaten auf den Wahlscheinen stehen werden, kann die verschiedenen hochschulweiten Aush&amp;auml;nge aufsuchen &amp;ndash; oder sich online informieren.&lt;/p&gt;</text:p>
            <text:p text:style-name="P3">&lt;p&gt;Die zugelassenen Wahlvorschl&amp;auml;ge f&amp;uuml;r den StuRa und die Fachschaftsr&amp;auml;te sind [&lt;a href="http://www.hochschulwahl.info/protokolle.php" target="_blank"&gt;&amp;nbsp;hier&amp;nbsp;&lt;/a&gt;] zu finden, die zugelassenen Wahlvorschl&amp;auml;ge f&amp;uuml;r Senat und Fakult&amp;auml;tsr&amp;auml;te [&lt;a href="http://www.verwaltung.uni-halle.de/wahlen/hochsch/hs09/wv09.htm" target="_blank"&gt;&amp;nbsp;hier&amp;nbsp;&lt;/a&gt;].&lt;/p&gt;</text:p>
            <text:p text:style-name="P3">&lt;p&gt;Die Wahllokale sind am Mittwoch, den 13. Mai von 9.00 bis 17.00 Uhr ge&amp;ouml;ffnet. Wo sich das zust&amp;auml;ndige Wahllokal befindet, k&amp;ouml;nnen Studierende mit Hilfe [&lt;a href="http://www.hochschulwahl.info/wahllokale.php" target="_blank"&gt;&amp;nbsp;dieser Abfrage&amp;nbsp;&lt;/a&gt;] in Erfahrung bringen.&lt;/p&gt;</text:p>
            <text:p text:style-name="P3">&lt;p&gt;Wer am Wahltag keine Zeit hat, kann noch bis Freitag, den 8. Mai um 12.00 Uhr Briefwahlunterlagen beantragen. Der Wahlausschuss der Studierendenschaft ist im StuRa-Geb&amp;auml;ude, Universit&amp;auml;tsplatz 7 (neben dem Juridicum). Das Wahlamt der Universit&amp;auml;t befindet sich im L&amp;ouml;wengeb&amp;auml;ude, Universit&amp;auml;tsplatz 11 (Zimmer 7 und Zimmer 1).&lt;/p&gt;</text:p>
          </table:table-cell>
          <table:table-cell table:style-name="TableCell1">
            <text:p text:style-name="P3">Konrad Dieterich </text:p>
          </table:table-cell>
          <table:table-cell table:style-name="TableCell1">
            <text:p text:style-name="P3">34</text:p>
          </table:table-cell>
          <table:table-cell table:style-name="TableCell1">
            <text:p text:style-name="P3">ja</text:p>
          </table:table-cell>
        </table:table-row>
        <table:table-row>
          <table:table-cell table:style-name="TableCell1">
            <text:p text:style-name="P3">46</text:p>
          </table:table-cell>
          <table:table-cell table:style-name="TableCell1">
            <text:p text:style-name="P3">2009-05-19 00:00:00</text:p>
          </table:table-cell>
          <table:table-cell table:style-name="TableCell1">
            <text:p text:style-name="P3">Hochschule + Politik</text:p>
          </table:table-cell>
          <table:table-cell table:style-name="TableCell1">
            <text:p text:style-name="P3">Ergebnisse der Hochschulwahlen</text:p>
          </table:table-cell>
          <table:table-cell table:style-name="TableCell1">
            <text:p text:style-name="P3">Hier die vorl&amp;auml;ufigen Ergebnisse der Wahlen zum Studierendenrat und den Fachschaftsr&amp;auml;ten sowie den studentischen Sitzen im Senat und den Fakult&amp;auml;tsr&amp;auml;ten</text:p>
          </table:table-cell>
          <table:table-cell table:style-name="TableCell1">
            <text:p text:style-name="P3">&lt;p&gt;Es stehen noch nicht alle Ergebnisse endg&amp;uuml;ltig fest. Die Wahlbeteiligung lag mit 19 Prozent immerhin deutlich &amp;uuml;ber dem Vorjahreswert. In den Senat wurden voraussichtlich je eine Vertreterin oder ein Vertreter der folgenden Wahlvorschl&amp;auml;ge gew&amp;auml;hlt: ahoi_studiosi, Gr&amp;uuml;ne Hochschulgruppe, shg (Sozialdemokratische Hochschulgruppe), NASENB&amp;Auml;R 2009. Leer gingen die folgenden Wahlvorschl&amp;auml;ge aus: Liberale Hochschulgruppe, RCDS (Ring Christlich-Demokratischer Studenten), ohne Kennwort, Agrarwissenschaften.&lt;/p&gt;</text:p>
            <text:p text:style-name="P3">&lt;p&gt;StuRa / Fachschaftsr&amp;auml;te: [ &lt;a href="http://www.hochschulwahl.info/" target="_blank"&gt;Wahlergebnisse&lt;/a&gt; ]&lt;/p&gt;</text:p>
            <text:p text:style-name="P3">&lt;p&gt;Senat / (sp&amp;auml;ter auch) Fakult&amp;auml;tsr&amp;auml;te: [ &lt;a href="http://www.verwaltung.uni-halle.de/wahlen/hochsch/hs09.htm"&gt;Wahlergebnisse&lt;/a&gt; ]&lt;/p&gt;</text:p>
          </table:table-cell>
          <table:table-cell table:style-name="TableCell1">
            <text:p text:style-name="P3">Konrad Dieterich </text:p>
          </table:table-cell>
          <table:table-cell table:style-name="TableCell1">
            <text:p text:style-name="P3">22</text:p>
          </table:table-cell>
          <table:table-cell table:style-name="TableCell1">
            <text:p text:style-name="P3">ja</text:p>
          </table:table-cell>
        </table:table-row>
        <table:table-row>
          <table:table-cell table:style-name="TableCell1">
            <text:p text:style-name="P3">47</text:p>
          </table:table-cell>
          <table:table-cell table:style-name="TableCell1">
            <text:p text:style-name="P3">2009-05-20 00:00:00</text:p>
          </table:table-cell>
          <table:table-cell table:style-name="TableCell1">
            <text:p text:style-name="P3">Hochschule + Politik</text:p>
          </table:table-cell>
          <table:table-cell table:style-name="TableCell1">
            <text:p text:style-name="P3">StuRa-Nachwahl bei den WiWis</text:p>
          </table:table-cell>
          <table:table-cell table:style-name="TableCell1">
            <text:p text:style-name="P3">Der Wahlausschuss der Studierendenschaft hat entschieden, dass wegen "Unregelm&amp;auml;&amp;szlig;igkeiten" w&amp;auml;hrend der Wahlen eine Neuwahl f&amp;uuml;r die StuRa-Kandidaten der Wirtschaftswissenschaften n&amp;ouml;tig wird. Der Wahltermin ist Mittwoch, der 3. Juni, von 9.30 Uhr bis 14.30 Uhr im Audimax. [&lt;a href="http://www.hochschulwahl.info/dokumente/2009/2009_05_20_wahlbekanntmachung_nachwahl_wiwi.pdf" target="_blank"&gt; Wahlbekanntmachung (PDF) &lt;/a&gt;]</text:p>
          </table:table-cell>
          <table:table-cell table:style-name="TableCell1">
            <text:p text:style-name="P3"/>
          </table:table-cell>
          <table:table-cell table:style-name="TableCell1">
            <text:p text:style-name="P3">Konrad Dieterich </text:p>
          </table:table-cell>
          <table:table-cell table:style-name="TableCell1">
            <text:p text:style-name="P3">13</text:p>
          </table:table-cell>
          <table:table-cell table:style-name="TableCell1">
            <text:p text:style-name="P3">ja</text:p>
          </table:table-cell>
        </table:table-row>
        <table:table-row>
          <table:table-cell table:style-name="TableCell1">
            <text:p text:style-name="P3">48</text:p>
          </table:table-cell>
          <table:table-cell table:style-name="TableCell1">
            <text:p text:style-name="P3">2009-05-23 00:00:00</text:p>
          </table:table-cell>
          <table:table-cell table:style-name="TableCell1">
            <text:p text:style-name="P3">Hochschule + Politik</text:p>
          </table:table-cell>
          <table:table-cell table:style-name="TableCell1">
            <text:p text:style-name="P3">Vollversammlung der Studierenden zum Bildungsstreik</text:p>
          </table:table-cell>
          <table:table-cell table:style-name="TableCell1">
            <text:p text:style-name="P3">Mitte Juni wollen Sch&amp;uuml;ler(innen) und Studierende einen Bildungsstreik organisieren. H&amp;ouml;hepunkt der Protestveranstaltungen sollen bundesweite Demonstrationen am 17. Juni sein. Hauptkritikpunkt der Proteste sind die Zust&amp;auml;nde an deutschen Hochschulen und den Bachelor/Master-Studieng&amp;auml;ngen, die sich in Folge der Bologna-Reformen weiter verschlechtert haben. &lt;br /&gt; &lt;br /&gt;</text:p>
            <text:p text:style-name="P3">Am &lt;strong&gt;Dienstag, den 26. Mai um 18.00 Uhr&lt;/strong&gt; findet dazu eine Vollversammlung im Audimax statt, zu der alle Studierenden, aber auch andere Universit&amp;auml;tsangeh&amp;ouml;rige eingeladen sind. Dort k&amp;ouml;nnen die Studierenden ihre pers&amp;ouml;nlichen Erfahrungen mit den Studienbedingungen zur Sprache bringen. Dann soll entschieden werden, ob und in welcher Form Protestveranstaltungen in Halle stattfinden werden. </text:p>
          </table:table-cell>
          <table:table-cell table:style-name="TableCell1">
            <text:p text:style-name="P3"/>
          </table:table-cell>
          <table:table-cell table:style-name="TableCell1">
            <text:p text:style-name="P3">Konrad Dieterich </text:p>
          </table:table-cell>
          <table:table-cell table:style-name="TableCell1">
            <text:p text:style-name="P3">15</text:p>
          </table:table-cell>
          <table:table-cell table:style-name="TableCell1">
            <text:p text:style-name="P3">ja</text:p>
          </table:table-cell>
        </table:table-row>
        <table:table-row>
          <table:table-cell table:style-name="TableCell1">
            <text:p text:style-name="P3">49</text:p>
          </table:table-cell>
          <table:table-cell table:style-name="TableCell1">
            <text:p text:style-name="P3">2009-06-14 00:00:00</text:p>
          </table:table-cell>
          <table:table-cell table:style-name="TableCell1">
            <text:p text:style-name="P3">Hochschule + Politik</text:p>
          </table:table-cell>
          <table:table-cell table:style-name="TableCell1">
            <text:p text:style-name="P3">Informationen zum Bildungsstreik und begleitenden Veranstaltungen in Halle</text:p>
          </table:table-cell>
          <table:table-cell table:style-name="TableCell1">
            <text:p text:style-name="P3">laufend aktualisiert im Blog [&lt;a href="http://bshalle.blogsport.de" target="_blank"&gt; http://bshalle.blogsport.de &lt;/a&gt;]. &lt;br /&gt; &lt;br /&gt;</text:p>
            <text:p text:style-name="P3">&lt;b&gt;Mittwoch, 17. Juni um zw&amp;ouml;lf&lt;/b&gt; beginnt am Universit&amp;auml;tsplatz die &lt;b&gt;Demonstration&lt;/b&gt;, zu deren Teilnahme Studierende und andere Hochschulangeh&amp;ouml;rige von Uni, Burg und FH Merseburg eingeladen sind, ebenso auch Sch&amp;uuml;lerinnen und Sch&amp;uuml;ler und alle anderen, die die [&lt;a href="http://bshalle.blogsport.de/forderungen/" target="_blank"&gt; Forderungen des Bildungsstreiks in Halle &lt;/a&gt;] unterst&amp;uuml;tzen.&lt;br /&gt; &lt;br /&gt;</text:p>
            <text:p text:style-name="P3"><text:s/>Einige Schlagzeilen aus dem Blog: &lt;ul&gt;</text:p>
            <text:p text:style-name="P3"><text:s text:c="2"/>&lt;li&gt;Besetzung von Sprechwissenschaften und Ethnologie-Institut (seit 14. Juni)&lt;/li&gt;</text:p>
            <text:p text:style-name="P3"><text:s text:c="2"/>&lt;li&gt;Kultusminister im Camp (16. Juni, 19.30 Uhr)&lt;/li&gt;</text:p>
            <text:p text:style-name="P3"><text:s text:c="2"/>&lt;li&gt;Camp ab jetzt &amp;uuml;ber ICQ erreichbar (UIN 570111083)&lt;/li&gt;</text:p>
            <text:p text:style-name="P3"><text:s text:c="2"/>&lt;li&gt;Demo-Route&lt;/li&gt;</text:p>
            <text:p text:style-name="P3"><text:s text:c="2"/>&lt;li&gt;Flashmob auf dem Marktplatz (am 12. Juni)&lt;/li&gt;</text:p>
            <text:p text:style-name="P3">&lt;/ul&gt;</text:p>
            <text:p text:style-name="P3"/>
          </table:table-cell>
          <table:table-cell table:style-name="TableCell1">
            <text:p text:style-name="P3"/>
          </table:table-cell>
          <table:table-cell table:style-name="TableCell1">
            <text:p text:style-name="P3">Konrad Dieterich </text:p>
          </table:table-cell>
          <table:table-cell table:style-name="TableCell1">
            <text:p text:style-name="P3">6</text:p>
          </table:table-cell>
          <table:table-cell table:style-name="TableCell1">
            <text:p text:style-name="P3">ja</text:p>
          </table:table-cell>
        </table:table-row>
      </table:table>
      <text:p text:style-name="P2"><text:span text:style-name="T1">Table structure for table hsz_artikel</text:span></text:p>
      <table:table table:name="Table3" table:style-name="Table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3">Field</text:p>
          </table:table-cell>
          <table:table-cell table:style-name="TableCell1">
            <text:p text:style-name="P3">Type</text:p>
          </table:table-cell>
          <table:table-cell table:style-name="TableCell1">
            <text:p text:style-name="P3">Null</text:p>
          </table:table-cell>
          <table:table-cell table:style-name="TableCell1">
            <text:p text:style-name="P3">Default</text:p>
          </table:table-cell>
          <table:table-cell table:style-name="TableCell1">
            <text:p text:style-name="P3">Comments</text:p>
          </table:table-cell>
        </table:table-row>
        <table:table-row>
          <table:table-cell table:style-name="TableCell1">
            <text:p text:style-name="P3">id</text:p>
          </table:table-cell>
          <table:table-cell table:style-name="TableCell1">
            <text:p text:style-name="P3">smallint(10)</text:p>
          </table:table-cell>
          <table:table-cell table:style-name="TableCell1">
            <text:p text:style-name="P3">No</text:p>
          </table:table-cell>
          <table:table-cell table:style-name="TableCell1">
            <text:p text:style-name="P3"/>
          </table:table-cell>
          <table:table-cell table:style-name="TableCell1">
            <text:p text:style-name="P3"/>
          </table:table-cell>
        </table:table-row>
        <table:table-row>
          <table:table-cell table:style-name="TableCell1">
            <text:p text:style-name="P3">datum</text:p>
          </table:table-cell>
          <table:table-cell table:style-name="TableCell1">
            <text:p text:style-name="P3">datetime</text:p>
          </table:table-cell>
          <table:table-cell table:style-name="TableCell1">
            <text:p text:style-name="P3">No</text:p>
          </table:table-cell>
          <table:table-cell table:style-name="TableCell1">
            <text:p text:style-name="P3"/>
          </table:table-cell>
          <table:table-cell table:style-name="TableCell1">
            <text:p text:style-name="P3"/>
          </table:table-cell>
        </table:table-row>
        <table:table-row>
          <table:table-cell table:style-name="TableCell1">
            <text:p text:style-name="P3">ressort</text:p>
          </table:table-cell>
          <table:table-cell table:style-name="TableCell1">
            <text:p text:style-name="P3">varchar(255)</text:p>
          </table:table-cell>
          <table:table-cell table:style-name="TableCell1">
            <text:p text:style-name="P3">No</text:p>
          </table:table-cell>
          <table:table-cell table:style-name="TableCell1">
            <text:p text:style-name="P3"/>
          </table:table-cell>
          <table:table-cell table:style-name="TableCell1">
            <text:p text:style-name="P3"/>
          </table:table-cell>
        </table:table-row>
        <table:table-row>
          <table:table-cell table:style-name="TableCell1">
            <text:p text:style-name="P3">schlagzeile</text:p>
          </table:table-cell>
          <table:table-cell table:style-name="TableCell1">
            <text:p text:style-name="P3">varchar(255)</text:p>
          </table:table-cell>
          <table:table-cell table:style-name="TableCell1">
            <text:p text:style-name="P3">No</text:p>
          </table:table-cell>
          <table:table-cell table:style-name="TableCell1">
            <text:p text:style-name="P3"/>
          </table:table-cell>
          <table:table-cell table:style-name="TableCell1">
            <text:p text:style-name="P3"/>
          </table:table-cell>
        </table:table-row>
        <table:table-row>
          <table:table-cell table:style-name="TableCell1">
            <text:p text:style-name="P3">teaser</text:p>
          </table:table-cell>
          <table:table-cell table:style-name="TableCell1">
            <text:p text:style-name="P3">text</text:p>
          </table:table-cell>
          <table:table-cell table:style-name="TableCell1">
            <text:p text:style-name="P3">Yes</text:p>
          </table:table-cell>
          <table:table-cell table:style-name="TableCell1">
            <text:p text:style-name="P3">NULL</text:p>
          </table:table-cell>
          <table:table-cell table:style-name="TableCell1">
            <text:p text:style-name="P3"/>
          </table:table-cell>
        </table:table-row>
        <table:table-row>
          <table:table-cell table:style-name="TableCell1">
            <text:p text:style-name="P3">inhalt</text:p>
          </table:table-cell>
          <table:table-cell table:style-name="TableCell1">
            <text:p text:style-name="P3">text</text:p>
          </table:table-cell>
          <table:table-cell table:style-name="TableCell1">
            <text:p text:style-name="P3">Yes</text:p>
          </table:table-cell>
          <table:table-cell table:style-name="TableCell1">
            <text:p text:style-name="P3">NULL</text:p>
          </table:table-cell>
          <table:table-cell table:style-name="TableCell1">
            <text:p text:style-name="P3"/>
          </table:table-cell>
        </table:table-row>
        <table:table-row>
          <table:table-cell table:style-name="TableCell1">
            <text:p text:style-name="P3">autor</text:p>
          </table:table-cell>
          <table:table-cell table:style-name="TableCell1">
            <text:p text:style-name="P3">varchar(45)</text:p>
          </table:table-cell>
          <table:table-cell table:style-name="TableCell1">
            <text:p text:style-name="P3">No</text:p>
          </table:table-cell>
          <table:table-cell table:style-name="TableCell1">
            <text:p text:style-name="P3"/>
          </table:table-cell>
          <table:table-cell table:style-name="TableCell1">
            <text:p text:style-name="P3"/>
          </table:table-cell>
        </table:table-row>
        <table:table-row>
          <table:table-cell table:style-name="TableCell1">
            <text:p text:style-name="P3">aufrufe</text:p>
          </table:table-cell>
          <table:table-cell table:style-name="TableCell1">
            <text:p text:style-name="P3">int(10) </text:p>
          </table:table-cell>
          <table:table-cell table:style-name="TableCell1">
            <text:p text:style-name="P3">No</text:p>
          </table:table-cell>
          <table:table-cell table:style-name="TableCell1">
            <text:p text:style-name="P3">0</text:p>
          </table:table-cell>
          <table:table-cell table:style-name="TableCell1">
            <text:p text:style-name="P3"/>
          </table:table-cell>
        </table:table-row>
        <table:table-row>
          <table:table-cell table:style-name="TableCell1">
            <text:p text:style-name="P3">sichtbar</text:p>
          </table:table-cell>
          <table:table-cell table:style-name="TableCell1">
            <text:p text:style-name="P3">enum('ja', 'nein')</text:p>
          </table:table-cell>
          <table:table-cell table:style-name="TableCell1">
            <text:p text:style-name="P3">No</text:p>
          </table:table-cell>
          <table:table-cell table:style-name="TableCell1">
            <text:p text:style-name="P3">ja</text:p>
          </table:table-cell>
          <table:table-cell table:style-name="TableCell1">
            <text:p text:style-name="P3"/>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038.11</meta:generator>
    <meta:initial-creator>phpMyAdmin 3.2.2</meta:initial-creator>
  </office:meta>
</office:document-meta>
</file>